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741cm"/>
    </style:style>
    <style:style style:name="co9" style:family="table-column">
      <style:table-column-properties fo:break-before="auto" style:column-width="2.272cm"/>
    </style:style>
    <style:style style:name="co10" style:family="table-column">
      <style:table-column-properties fo:break-before="auto" style:column-width="4.644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8.548cm"/>
    </style:style>
    <style:style style:name="co13" style:family="table-column">
      <style:table-column-properties fo:break-before="auto" style:column-width="4.179cm"/>
    </style:style>
    <style:style style:name="co14" style:family="table-column">
      <style:table-column-properties fo:break-before="auto" style:column-width="5.313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1.111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0.972cm"/>
    </style:style>
    <style:style style:name="co19" style:family="table-column">
      <style:table-column-properties fo:break-before="auto" style:column-width="1.277cm"/>
    </style:style>
    <style:style style:name="co20" style:family="table-column">
      <style:table-column-properties fo:break-before="auto" style:column-width="2.355cm"/>
    </style:style>
    <style:style style:name="co21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1.304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1.386cm"/>
    </style:style>
    <style:style style:name="co25" style:family="table-column">
      <style:table-column-properties fo:break-before="auto" style:column-width="1.637cm"/>
    </style:style>
    <style:style style:name="co26" style:family="table-column">
      <style:table-column-properties fo:break-before="auto" style:column-width="1.166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17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2" table:default-cell-style-name="Default"/>
        <table:table-column table:style-name="co24" table:visibility="collapse" table:default-cell-style-name="Default"/>
        <table:table-column table:style-name="co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13716348">
            <text:p>13716348</text:p>
          </table:table-cell>
          <table:table-cell office:value-type="float" office:value="181728943">
            <text:p>181728943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97769192963">
            <text:p>977691929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0</text:p>
          </table:table-cell>
          <table:table-cell office:value-type="string">
            <text:p>-1-0-3-2-1-1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421686">
            <text:p>22421686</text:p>
          </table:table-cell>
          <table:table-cell office:value-type="float" office:value="216296533">
            <text:p>216296533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38729638651">
            <text:p>387296386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4,1 lh 2,04 testo 6,8 shbg 16,9ipss - 0</text:p>
          </table:table-cell>
          <table:table-cell office:value-type="string">
            <text:p>ipss - 0</text:p>
          </table:table-cell>
          <table:table-cell office:value-type="string">
            <text:p>-0-5-0-5-0-1=11 pallimadal testo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250854">
            <text:p>11250854</text:p>
          </table:table-cell>
          <table:table-cell office:value-type="float" office:value="202958408">
            <text:p>202958408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18662586957">
            <text:p>186625869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-0-2-0-2-0-2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763729">
            <text:p>21763729</text:p>
          </table:table-cell>
          <table:table-cell office:value-type="float" office:value="214505599">
            <text:p>214505599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30396796">
            <text:p>6730303967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skusesse eesnäärme kontrolliks IPSS - 0</text:p>
          </table:table-cell>
          <table:table-cell office:value-type="string">
            <text:p>IPSS - 0</text:p>
          </table:table-cell>
          <table:table-cell office:value-type="string">
            <text:p>-1-0-0-0-0-1töö elektrikravimid 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665216">
            <text:p>21665216</text:p>
          </table:table-cell>
          <table:table-cell office:value-type="float" office:value="210121922">
            <text:p>210121922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673030481050">
            <text:p>6730304810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+0+0+5+0+0+0 = 5p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898838">
            <text:p>21898838</text:p>
          </table:table-cell>
          <table:table-cell office:value-type="float" office:value="202958408">
            <text:p>202958408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18662586957">
            <text:p>186625869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-0-2-0-2-0-2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910266">
            <text:p>21910266</text:p>
          </table:table-cell>
          <table:table-cell office:value-type="float" office:value="195762271">
            <text:p>195762271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99593982725">
            <text:p>995939827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0</text:p>
          </table:table-cell>
          <table:table-cell office:value-type="string">
            <text:p>-1-1-0-3-0-1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756044">
            <text:p>10756044</text:p>
          </table:table-cell>
          <table:table-cell office:value-type="float" office:value="163250555">
            <text:p>163250555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673043209587">
            <text:p>6730432095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-0-0-4-0-0-2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335822">
            <text:p>22335822</text:p>
          </table:table-cell>
          <table:table-cell office:value-type="float" office:value="181266546">
            <text:p>181266546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673030912092">
            <text:p>6730309120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-2-2-2-5-4-0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543270">
            <text:p>24543270</text:p>
          </table:table-cell>
          <table:table-cell office:value-type="float" office:value="213381148">
            <text:p>213381148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11358415120">
            <text:p>113584151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+2+0+2+1+0+2 = 7p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549342">
            <text:p>24549342</text:p>
          </table:table-cell>
          <table:table-cell office:value-type="float" office:value="208190415">
            <text:p>208190415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1-04</text:p>
          </table:table-cell>
          <table:table-cell office:value-type="float" office:value="47853083662">
            <text:p>478530836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+0+0+0+0+0+1 = 1p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641200">
            <text:p>13641200</text:p>
          </table:table-cell>
          <table:table-cell office:value-type="float" office:value="169987503">
            <text:p>169987503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office:value-type="string">
            <text:p>2013-02-19</text:p>
          </table:table-cell>
          <table:table-cell office:value-type="float" office:value="673030349307">
            <text:p>6730303493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lgavad kusemishäiredipss - 0</text:p>
          </table:table-cell>
          <table:table-cell office:value-type="string">
            <text:p>ipss - 0</text:p>
          </table:table-cell>
          <table:table-cell office:value-type="string">
            <text:p>-3-2-1-4-0-1=11pjärk järgult muu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602063">
            <text:p>23602063</text:p>
          </table:table-cell>
          <table:table-cell office:value-type="float" office:value="213758164">
            <text:p>213758164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673030367114">
            <text:p>6730303671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-1-1-1-5-0-1 / 9 p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707470">
            <text:p>13707470</text:p>
          </table:table-cell>
          <table:table-cell office:value-type="float" office:value="202182428">
            <text:p>202182428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91028815218">
            <text:p>910288152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snäärme sekreet põletikuleiuta IPSS-0</text:p>
          </table:table-cell>
          <table:table-cell office:value-type="string">
            <text:p>IPSS-0</text:p>
          </table:table-cell>
          <table:table-cell office:value-type="string">
            <text:p>-0-1-0-1-1-1=4pDRE : sagarad nor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842912">
            <text:p>22842912</text:p>
          </table:table-cell>
          <table:table-cell office:value-type="float" office:value="216227964">
            <text:p>216227964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73030565930">
            <text:p>6730305659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-2-0-0-0-0-0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547410">
            <text:p>12547410</text:p>
          </table:table-cell>
          <table:table-cell office:value-type="float" office:value="199674140">
            <text:p>199674140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8-02</text:p>
          </table:table-cell>
          <table:table-cell office:value-type="float" office:value="673030373955">
            <text:p>6730303739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 palju - peenike sadul mõjutab?ipss 0</text:p>
          </table:table-cell>
          <table:table-cell office:value-type="string">
            <text:p>ipss 0</text:p>
          </table:table-cell>
          <table:table-cell office:value-type="string">
            <text:p>-2-0-0-3-0-1=6 pallitervis heage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119802">
            <text:p>24119802</text:p>
          </table:table-cell>
          <table:table-cell office:value-type="float" office:value="183060438">
            <text:p>183060438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673030317031">
            <text:p>6730303170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-1-1-1-0-0-0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693812">
            <text:p>24693812</text:p>
          </table:table-cell>
          <table:table-cell office:value-type="float" office:value="208226892">
            <text:p>208226892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1-04</text:p>
          </table:table-cell>
          <table:table-cell office:value-type="float" office:value="39747235486">
            <text:p>397472354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+0+0+0+0+1+1 = 2p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479234">
            <text:p>14479234</text:p>
          </table:table-cell>
          <table:table-cell office:value-type="float" office:value="189865468">
            <text:p>189865468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office:value-type="string">
            <text:p>2013-07-12</text:p>
          </table:table-cell>
          <table:table-cell office:value-type="float" office:value="72811097985">
            <text:p>728110979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ga ) , iga õhtu joob paar õlut IPSS : 0</text:p>
          </table:table-cell>
          <table:table-cell office:value-type="string">
            <text:p>IPSS : 0</text:p>
          </table:table-cell>
          <table:table-cell office:value-type="string">
            <text:p>+2+0+1+0+0+1=4NIH : 1+1+1+1+1+0+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117092">
            <text:p>22117092</text:p>
          </table:table-cell>
          <table:table-cell office:value-type="float" office:value="187665404">
            <text:p>187665404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673030427171">
            <text:p>6730304271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-0-0-0-0-0-0 ( 5 -10 korda ärkab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706409">
            <text:p>23706409</text:p>
          </table:table-cell>
          <table:table-cell office:value-type="float" office:value="215821107">
            <text:p>215821107</text:p>
          </table:table-cell>
          <table:table-cell office:value-type="string">
            <text:p>2013-12-15</text:p>
          </table:table-cell>
          <table:table-cell office:value-type="string">
            <text:p>A</text:p>
          </table:table-cell>
          <table:table-cell office:value-type="string">
            <text:p>2013-12-12</text:p>
          </table:table-cell>
          <table:table-cell office:value-type="float" office:value="15766245641">
            <text:p>157662456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+0+0+0+1+0+1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126556">
            <text:p>22126556</text:p>
          </table:table-cell>
          <table:table-cell office:value-type="float" office:value="209090171">
            <text:p>209090171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673030360055">
            <text:p>6730303600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e 0,5kuu jooksulvahel nüktuuriaipss - 00</text:p>
          </table:table-cell>
          <table:table-cell office:value-type="string">
            <text:p>ipss - 00</text:p>
          </table:table-cell>
          <table:table-cell office:value-type="string">
            <text:p>-3-0-3 - 3 - 071 = 9-10 palliuh 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095399">
            <text:p>22095399</text:p>
          </table:table-cell>
          <table:table-cell office:value-type="float" office:value="209252176">
            <text:p>209252176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673030503466">
            <text:p>6730305034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aremaksöösel vahel üldse ei käiipss=0</text:p>
          </table:table-cell>
          <table:table-cell office:value-type="string">
            <text:p>ipss=0</text:p>
          </table:table-cell>
          <table:table-cell office:value-type="string">
            <text:p>-1-0-0-1-0-0/1=2-3 pallikusevool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489925">
            <text:p>24489925</text:p>
          </table:table-cell>
          <table:table-cell office:value-type="float" office:value="179420443">
            <text:p>179420443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73030450087">
            <text:p>6730304500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0</text:p>
          </table:table-cell>
          <table:table-cell office:value-type="string">
            <text:p>-2-0-0-0-0-1=3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394881">
            <text:p>22394881</text:p>
          </table:table-cell>
          <table:table-cell office:value-type="float" office:value="181546584">
            <text:p>181546584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91473847857">
            <text:p>914738478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h-st psühhiaatrilepsa 9,520.3.13ipss 0</text:p>
          </table:table-cell>
          <table:table-cell office:value-type="string">
            <text:p>ipss 0</text:p>
          </table:table-cell>
          <table:table-cell office:value-type="string">
            <text:p>-3-5-0-3-0-3/4=14 palliDRE - ees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824582">
            <text:p>11824582</text:p>
          </table:table-cell>
          <table:table-cell office:value-type="float" office:value="181266546">
            <text:p>181266546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673030912092">
            <text:p>6730309120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-2-2-2-5-4-0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160166">
            <text:p>24160166</text:p>
          </table:table-cell>
          <table:table-cell office:value-type="float" office:value="214339023">
            <text:p>214339023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73043591675">
            <text:p>6730435916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25dex , sin 21 gr 2 varikotseeleipss - 0</text:p>
          </table:table-cell>
          <table:table-cell office:value-type="string">
            <text:p>ipss - 0</text:p>
          </table:table-cell>
          <table:table-cell office:value-type="string">
            <text:p>-0-1-0-2-1-1=5 palliuh - eesnäär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897122">
            <text:p>23897122</text:p>
          </table:table-cell>
          <table:table-cell office:value-type="float" office:value="209118322">
            <text:p>209118322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673030508187">
            <text:p>6730305081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0</text:p>
          </table:table-cell>
          <table:table-cell office:value-type="string">
            <text:p>-0-1-0-2-1-1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246940">
            <text:p>22246940</text:p>
          </table:table-cell>
          <table:table-cell office:value-type="float" office:value="195702688">
            <text:p>195702688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37320627126">
            <text:p>373206271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-1-5-1-0-0-1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385607">
            <text:p>24385607</text:p>
          </table:table-cell>
          <table:table-cell office:value-type="float" office:value="194420901">
            <text:p>194420901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73030891506">
            <text:p>6730308915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-0-0-0-0-0-1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978677">
            <text:p>23978677</text:p>
          </table:table-cell>
          <table:table-cell office:value-type="float" office:value="166455313">
            <text:p>166455313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52657626617">
            <text:p>526576266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hüperehhogeensemjääkuriin puudubipss - 0</text:p>
          </table:table-cell>
          <table:table-cell office:value-type="string">
            <text:p>ipss - 0</text:p>
          </table:table-cell>
          <table:table-cell office:value-type="string">
            <text:p>-2-0-2-3-0-0 = 7pnõustatud aktii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865087">
            <text:p>13865087</text:p>
          </table:table-cell>
          <table:table-cell office:value-type="float" office:value="209118322">
            <text:p>209118322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673030508187">
            <text:p>6730305081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0</text:p>
          </table:table-cell>
          <table:table-cell office:value-type="string">
            <text:p>-0-1-0-2-1-1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800129">
            <text:p>14800129</text:p>
          </table:table-cell>
          <table:table-cell office:value-type="float" office:value="217233854">
            <text:p>217233854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0586191">
            <text:p>6730305861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pärast mida kaebused taandunud IPSS-0</text:p>
          </table:table-cell>
          <table:table-cell office:value-type="string">
            <text:p>IPSS-0</text:p>
          </table:table-cell>
          <table:table-cell office:value-type="string">
            <text:p>-1-0-2-2-0-1=6pNIH-4-1-1-2Analüü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320373">
            <text:p>13320373</text:p>
          </table:table-cell>
          <table:table-cell office:value-type="float" office:value="195726542">
            <text:p>195726542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45251969587">
            <text:p>452519695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-2-5-1-0-3-2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272398">
            <text:p>13272398</text:p>
          </table:table-cell>
          <table:table-cell office:value-type="float" office:value="205677662">
            <text:p>205677662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87429497432">
            <text:p>874294974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-3-2-1-1-2-1 / 10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504148">
            <text:p>11504148</text:p>
          </table:table-cell>
          <table:table-cell office:value-type="float" office:value="163262075">
            <text:p>163262075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21649182640">
            <text:p>216491826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2,73koksartroos - selle raviipss - 0</text:p>
          </table:table-cell>
          <table:table-cell office:value-type="string">
            <text:p>ipss - 0</text:p>
          </table:table-cell>
          <table:table-cell office:value-type="string">
            <text:p>-2-0-1-5-0-3viimane seotud ka õl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972112">
            <text:p>13972112</text:p>
          </table:table-cell>
          <table:table-cell office:value-type="float" office:value="166455313">
            <text:p>166455313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52657626617">
            <text:p>526576266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hüperehhogeensemjääkuriin puudubipss - 0</text:p>
          </table:table-cell>
          <table:table-cell office:value-type="string">
            <text:p>ipss - 0</text:p>
          </table:table-cell>
          <table:table-cell office:value-type="string">
            <text:p>-2-0-2-3-0-0 = 7pnõustatud aktii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858693">
            <text:p>10858693</text:p>
          </table:table-cell>
          <table:table-cell office:value-type="float" office:value="200911550">
            <text:p>200911550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7-26</text:p>
          </table:table-cell>
          <table:table-cell office:value-type="float" office:value="673030570399">
            <text:p>6730305703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 Varasemalt pole seda esinenud IPSS-0</text:p>
          </table:table-cell>
          <table:table-cell office:value-type="string">
            <text:p>IPSS-0</text:p>
          </table:table-cell>
          <table:table-cell office:value-type="string">
            <text:p>-3-0-1-1-1-1NIH-7-3-2-4PP Partne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091116">
            <text:p>24091116</text:p>
          </table:table-cell>
          <table:table-cell office:value-type="float" office:value="210671882">
            <text:p>210671882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91473847857">
            <text:p>914738478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h-st psühhiaatrilepsa 9,520.3.13ipss 0</text:p>
          </table:table-cell>
          <table:table-cell office:value-type="string">
            <text:p>ipss 0</text:p>
          </table:table-cell>
          <table:table-cell office:value-type="string">
            <text:p>-3-5-0-3-0-3/4=14 palliDRE - ees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963155">
            <text:p>12963155</text:p>
          </table:table-cell>
          <table:table-cell office:value-type="float" office:value="211510588">
            <text:p>211510588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90497822327">
            <text:p>904978223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enudseljavaludpsa 0,67516.10.13ipss - 0</text:p>
          </table:table-cell>
          <table:table-cell office:value-type="string">
            <text:p>ipss - 0</text:p>
          </table:table-cell>
          <table:table-cell office:value-type="string">
            <text:p>-0-1-1-1-0-!=4 palliobj leid vas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663904">
            <text:p>21663904</text:p>
          </table:table-cell>
          <table:table-cell office:value-type="float" office:value="213079870">
            <text:p>213079870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673030585120">
            <text:p>6730305851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-3-0-0-5-3-1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877451">
            <text:p>21877451</text:p>
          </table:table-cell>
          <table:table-cell office:value-type="float" office:value="208229365">
            <text:p>208229365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516104">
            <text:p>6730305161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+0+0+0+1+0+0 = 1p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503067">
            <text:p>24503067</text:p>
          </table:table-cell>
          <table:table-cell office:value-type="float" office:value="172554431">
            <text:p>172554431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83569944316">
            <text:p>835699443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a , kuid tekkisid kõrvaltoimed IPSS-1</text:p>
          </table:table-cell>
          <table:table-cell office:value-type="string">
            <text:p>IPSS-1</text:p>
          </table:table-cell>
          <table:table-cell office:value-type="string">
            <text:p>-2-1-4-1-2-1Nõustatud Analüüsid 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317651">
            <text:p>22317651</text:p>
          </table:table-cell>
          <table:table-cell office:value-type="float" office:value="211773244">
            <text:p>211773244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381755">
            <text:p>6730303817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 office:value-type="string">
            <text:p>-2-2-1-2-1-1 / 10p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319009">
            <text:p>24319009</text:p>
          </table:table-cell>
          <table:table-cell office:value-type="float" office:value="206906254">
            <text:p>206906254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90718956244">
            <text:p>907189562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 office:value-type="string">
            <text:p>+1+0+0+5+0+2 = 9p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043239">
            <text:p>11043239</text:p>
          </table:table-cell>
          <table:table-cell office:value-type="float" office:value="190904578">
            <text:p>190904578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73043371424">
            <text:p>6730433714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ugev eesnäärmepõletikipss - 1</text:p>
          </table:table-cell>
          <table:table-cell office:value-type="string">
            <text:p>ipss - 1</text:p>
          </table:table-cell>
          <table:table-cell office:value-type="string">
            <text:p>-0-0-1-0-0-1=3pcpsi valu - aller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598019">
            <text:p>24598019</text:p>
          </table:table-cell>
          <table:table-cell office:value-type="float" office:value="176595478">
            <text:p>176595478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40765439712">
            <text:p>407654397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</text:p>
          </table:table-cell>
          <table:table-cell office:value-type="string">
            <text:p>-1-1-3-2-2-2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181315">
            <text:p>24181315</text:p>
          </table:table-cell>
          <table:table-cell office:value-type="float" office:value="192982718">
            <text:p>192982718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7-22</text:p>
          </table:table-cell>
          <table:table-cell office:value-type="float" office:value="673030449011">
            <text:p>6730304490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põide seemnepõiekesed iipraegu ipss - 1</text:p>
          </table:table-cell>
          <table:table-cell office:value-type="string">
            <text:p>ipss - 1</text:p>
          </table:table-cell>
          <table:table-cell office:value-type="string">
            <text:p>-3-2-2-2-2-1=13 pallijuga 60-70 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873201">
            <text:p>11873201</text:p>
          </table:table-cell>
          <table:table-cell office:value-type="float" office:value="208992236">
            <text:p>208992236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99506991218">
            <text:p>995069912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 office:value-type="string">
            <text:p>-0-0-0-1-2-0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315842">
            <text:p>23315842</text:p>
          </table:table-cell>
          <table:table-cell office:value-type="float" office:value="192399644">
            <text:p>192399644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26774118001">
            <text:p>267741180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</text:p>
          </table:table-cell>
          <table:table-cell office:value-type="string">
            <text:p>-1-1-0-5-5-0NIH-0-3-3-4Nõustatud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278467">
            <text:p>14278467</text:p>
          </table:table-cell>
          <table:table-cell office:value-type="float" office:value="202184644">
            <text:p>202184644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90731246041">
            <text:p>907312460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lpnäärme vähk , isal neeruvähk IPSS-1</text:p>
          </table:table-cell>
          <table:table-cell office:value-type="string">
            <text:p>IPSS-1</text:p>
          </table:table-cell>
          <table:table-cell office:value-type="string">
            <text:p>-1-0-2-3-1-2=10pNIH-2-2-2-3DRE :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414837">
            <text:p>24414837</text:p>
          </table:table-cell>
          <table:table-cell office:value-type="float" office:value="211950558">
            <text:p>211950558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87821040768">
            <text:p>878210407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 office:value-type="string">
            <text:p>-3-1-0-3-3-1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558411">
            <text:p>12558411</text:p>
          </table:table-cell>
          <table:table-cell office:value-type="float" office:value="172631546">
            <text:p>172631546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28435789340">
            <text:p>284357893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märtsist - siis 6 kuud avodartiipss - 1</text:p>
          </table:table-cell>
          <table:table-cell office:value-type="string">
            <text:p>ipss - 1</text:p>
          </table:table-cell>
          <table:table-cell office:value-type="string">
            <text:p>-1-2-0-2-0-1=7palli avodardi foo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984420">
            <text:p>10984420</text:p>
          </table:table-cell>
          <table:table-cell office:value-type="float" office:value="210858509">
            <text:p>210858509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673030431781">
            <text:p>6730304317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ski selja mure - kusemine paremipss - 1</text:p>
          </table:table-cell>
          <table:table-cell office:value-type="string">
            <text:p>ipss - 1</text:p>
          </table:table-cell>
          <table:table-cell office:value-type="string">
            <text:p>-0-1-4-3-2-1=12 pallijätkame tam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528567">
            <text:p>24528567</text:p>
          </table:table-cell>
          <table:table-cell office:value-type="float" office:value="199995517">
            <text:p>199995517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673030320849">
            <text:p>6730303208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 office:value-type="string">
            <text:p>-3-1-0-0-0-2/3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513760">
            <text:p>11513760</text:p>
          </table:table-cell>
          <table:table-cell office:value-type="float" office:value="199509217">
            <text:p>199509217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12569469160">
            <text:p>125694691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, mm bil peas tsüstid , muidu okipss 1</text:p>
          </table:table-cell>
          <table:table-cell office:value-type="string">
            <text:p>ipss 1</text:p>
          </table:table-cell>
          <table:table-cell office:value-type="string">
            <text:p>-0-1-3-3-0-2=10 pallicombodart p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844524">
            <text:p>22844524</text:p>
          </table:table-cell>
          <table:table-cell office:value-type="float" office:value="177036703">
            <text:p>177036703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7042756162">
            <text:p>670427561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ubj paremipss - 1</text:p>
          </table:table-cell>
          <table:table-cell office:value-type="string">
            <text:p>ipss - 1</text:p>
          </table:table-cell>
          <table:table-cell office:value-type="string">
            <text:p>-0-1-1-1-1-1=6 palli oli 13 pall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715995">
            <text:p>22715995</text:p>
          </table:table-cell>
          <table:table-cell office:value-type="float" office:value="213392393">
            <text:p>213392393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673030507076">
            <text:p>6730305070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 office:value-type="string">
            <text:p>-2-1-0-1-2-0 = 7-8 palli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129249">
            <text:p>23129249</text:p>
          </table:table-cell>
          <table:table-cell office:value-type="float" office:value="184348554">
            <text:p>184348554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673030520097">
            <text:p>6730305200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äeval sageli , öösel 0-2 korda ipss - 1</text:p>
          </table:table-cell>
          <table:table-cell office:value-type="string">
            <text:p>ipss - 1</text:p>
          </table:table-cell>
          <table:table-cell office:value-type="string">
            <text:p>-2-3-3-5-4-1=18pobj ots puhas , 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343756">
            <text:p>22343756</text:p>
          </table:table-cell>
          <table:table-cell office:value-type="float" office:value="197727511">
            <text:p>197727511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7-16</text:p>
          </table:table-cell>
          <table:table-cell office:value-type="float" office:value="673030437651">
            <text:p>6730304376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1</text:p>
          </table:table-cell>
          <table:table-cell office:value-type="string">
            <text:p>-3-0-2-1-0-1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845308">
            <text:p>21845308</text:p>
          </table:table-cell>
          <table:table-cell office:value-type="float" office:value="186034110">
            <text:p>186034110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673030561248">
            <text:p>6730305612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</text:p>
          </table:table-cell>
          <table:table-cell office:value-type="string">
            <text:p>+2+0+1+1+0+1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582555">
            <text:p>24582555</text:p>
          </table:table-cell>
          <table:table-cell office:value-type="float" office:value="177625727">
            <text:p>177625727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63918042164">
            <text:p>639180421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</text:p>
          </table:table-cell>
          <table:table-cell office:value-type="string">
            <text:p>-0-0-0-2-1-1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846175">
            <text:p>11846175</text:p>
          </table:table-cell>
          <table:table-cell office:value-type="float" office:value="171570470">
            <text:p>171570470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71816724807">
            <text:p>718167248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</text:p>
          </table:table-cell>
          <table:table-cell office:value-type="string">
            <text:p>-1-0-0-0-1-1 ( kui laps üles tõu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338592">
            <text:p>23338592</text:p>
          </table:table-cell>
          <table:table-cell office:value-type="float" office:value="212272964">
            <text:p>212272964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673030345587">
            <text:p>6730303455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--&gt; saanud keemiaraviPP , 2 lastIPSS 1</text:p>
          </table:table-cell>
          <table:table-cell office:value-type="string">
            <text:p>IPSS 1</text:p>
          </table:table-cell>
          <table:table-cell office:value-type="string">
            <text:p>-1-2-0-1-1-1teostatud analüüside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365015">
            <text:p>23365015</text:p>
          </table:table-cell>
          <table:table-cell office:value-type="float" office:value="200933530">
            <text:p>200933530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48103869060">
            <text:p>481038690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mised Pidev stress , kiire elu IPSS-1</text:p>
          </table:table-cell>
          <table:table-cell office:value-type="string">
            <text:p>IPSS-1</text:p>
          </table:table-cell>
          <table:table-cell office:value-type="string">
            <text:p>-1-1-1-1-1-2Analüüsid : horm , K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225190">
            <text:p>23225190</text:p>
          </table:table-cell>
          <table:table-cell office:value-type="float" office:value="194570814">
            <text:p>194570814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7-12</text:p>
          </table:table-cell>
          <table:table-cell office:value-type="float" office:value="673030348119">
            <text:p>6730303481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 office:value-type="string">
            <text:p>-0-0-0-2-2-0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373117">
            <text:p>22373117</text:p>
          </table:table-cell>
          <table:table-cell office:value-type="float" office:value="208992236">
            <text:p>208992236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99506991218">
            <text:p>995069912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 office:value-type="string">
            <text:p>-0-0-0-1-2-0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416116">
            <text:p>13416116</text:p>
          </table:table-cell>
          <table:table-cell office:value-type="float" office:value="212744415">
            <text:p>212744415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2-02</text:p>
          </table:table-cell>
          <table:table-cell office:value-type="float" office:value="673030366553">
            <text:p>6730303665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 office:value-type="string">
            <text:p>-4-1-3-2-0-3 / 14p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637409">
            <text:p>22637409</text:p>
          </table:table-cell>
          <table:table-cell office:value-type="float" office:value="160472062">
            <text:p>160472062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46017947096">
            <text:p>460179470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Muidu norm IPSS-1</text:p>
          </table:table-cell>
          <table:table-cell office:value-type="string">
            <text:p>IPSS-1</text:p>
          </table:table-cell>
          <table:table-cell office:value-type="string">
            <text:p>-1-0-0-2-1-0Veel er-ni vaevused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800500">
            <text:p>11800500</text:p>
          </table:table-cell>
          <table:table-cell office:value-type="float" office:value="197711620">
            <text:p>197711620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7-18</text:p>
          </table:table-cell>
          <table:table-cell office:value-type="float" office:value="65719227972">
            <text:p>657192279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</text:p>
          </table:table-cell>
          <table:table-cell office:value-type="string">
            <text:p>-1-0-2-3-1-1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427613">
            <text:p>21427613</text:p>
          </table:table-cell>
          <table:table-cell office:value-type="float" office:value="200934330">
            <text:p>200934330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673030498041">
            <text:p>6730304980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 office:value-type="string">
            <text:p>-3-1-1-3-0-1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457904">
            <text:p>23457904</text:p>
          </table:table-cell>
          <table:table-cell office:value-type="float" office:value="194150162">
            <text:p>194150162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73030397673">
            <text:p>6730303976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 office:value-type="string">
            <text:p>-5-1-2-0-1-1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956564">
            <text:p>12956564</text:p>
          </table:table-cell>
          <table:table-cell office:value-type="float" office:value="165735790">
            <text:p>165735790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29791725781">
            <text:p>297917257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d sama tase kui rohu alguses - ipss - 2</text:p>
          </table:table-cell>
          <table:table-cell office:value-type="string">
            <text:p>ipss - 2</text:p>
          </table:table-cell>
          <table:table-cell office:value-type="string">
            <text:p>-3-1-5-5-1-3=20 pallikuna ravimi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844490">
            <text:p>22844490</text:p>
          </table:table-cell>
          <table:table-cell office:value-type="float" office:value="177036703">
            <text:p>177036703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7042756162">
            <text:p>670427561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 valu kusemisel - peale kusemitipss - 2</text:p>
          </table:table-cell>
          <table:table-cell office:value-type="string">
            <text:p>ipss - 2</text:p>
          </table:table-cell>
          <table:table-cell office:value-type="string">
            <text:p>-1-1-2-3-2-1=12ptervisokrr-table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712320">
            <text:p>21712320</text:p>
          </table:table-cell>
          <table:table-cell office:value-type="float" office:value="192570363">
            <text:p>192570363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50315494232">
            <text:p>503154942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2</text:p>
          </table:table-cell>
          <table:table-cell office:value-type="string">
            <text:p>-1-1-0-1-0-0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287195">
            <text:p>24287195</text:p>
          </table:table-cell>
          <table:table-cell office:value-type="float" office:value="200412029">
            <text:p>200412029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73768122979">
            <text:p>737681229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shäire - käis ka uroloogil - okipss - 2</text:p>
          </table:table-cell>
          <table:table-cell office:value-type="string">
            <text:p>ipss - 2</text:p>
          </table:table-cell>
          <table:table-cell office:value-type="string">
            <text:p>-2-2-3-1-1-1=12puneapnoe masinag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826236">
            <text:p>21826236</text:p>
          </table:table-cell>
          <table:table-cell office:value-type="float" office:value="206760022">
            <text:p>206760022</text:p>
          </table:table-cell>
          <table:table-cell office:value-type="string">
            <text:p>2013-11-03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96505383830">
            <text:p>965053838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2012 PSA - 2.49Noorena süüfilisIPSS-2</text:p>
          </table:table-cell>
          <table:table-cell office:value-type="string">
            <text:p>IPSS-2</text:p>
          </table:table-cell>
          <table:table-cell office:value-type="string">
            <text:p>-2-3-3-4-4-1=19pAnalüüsid : PSA 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660582">
            <text:p>24660582</text:p>
          </table:table-cell>
          <table:table-cell office:value-type="float" office:value="213603796">
            <text:p>213603796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673030582171">
            <text:p>6730305821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 pahaloomuline eesnäärmekasvajaipss - 2</text:p>
          </table:table-cell>
          <table:table-cell office:value-type="string">
            <text:p>ipss - 2</text:p>
          </table:table-cell>
          <table:table-cell office:value-type="string">
            <text:p>-3-2-4-2-0-0/1=13testised okeesn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866871">
            <text:p>11866871</text:p>
          </table:table-cell>
          <table:table-cell office:value-type="float" office:value="190849405">
            <text:p>190849405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673030544885">
            <text:p>6730305448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üdameaspiriinpsa oli 15.7.130,19ipss - 2</text:p>
          </table:table-cell>
          <table:table-cell office:value-type="string">
            <text:p>ipss - 2</text:p>
          </table:table-cell>
          <table:table-cell office:value-type="string">
            <text:p>-4-4-5-5-0-2/3=22-23uh - eesnäär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559290">
            <text:p>21559290</text:p>
          </table:table-cell>
          <table:table-cell office:value-type="float" office:value="175842828">
            <text:p>175842828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673030368231">
            <text:p>6730303682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d paari viimase aasta jooksul - IPSS 2</text:p>
          </table:table-cell>
          <table:table-cell office:value-type="string">
            <text:p>IPSS 2</text:p>
          </table:table-cell>
          <table:table-cell office:value-type="string">
            <text:p>-4-3-2-2-3-2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376692">
            <text:p>14376692</text:p>
          </table:table-cell>
          <table:table-cell office:value-type="float" office:value="200412029">
            <text:p>200412029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73768122979">
            <text:p>737681229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shäire - käis ka uroloogil - okipss - 2</text:p>
          </table:table-cell>
          <table:table-cell office:value-type="string">
            <text:p>ipss - 2</text:p>
          </table:table-cell>
          <table:table-cell office:value-type="string">
            <text:p>-2-2-3-1-1-1=12puneapnoe masinag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899987">
            <text:p>23899987</text:p>
          </table:table-cell>
          <table:table-cell office:value-type="float" office:value="184331434">
            <text:p>184331434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81550169254">
            <text:p>815501692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flow 10,9 ml/s , Volume 148,3 mlIPSS - 2</text:p>
          </table:table-cell>
          <table:table-cell office:value-type="string">
            <text:p>IPSS - 2</text:p>
          </table:table-cell>
          <table:table-cell office:value-type="string">
            <text:p>-3-4-1-3-1-1Arvamus : soovitatav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806179">
            <text:p>12806179</text:p>
          </table:table-cell>
          <table:table-cell office:value-type="float" office:value="168255028">
            <text:p>168255028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54959142873">
            <text:p>549591428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s välist stimulatsiooniöösel 1xipss - 2</text:p>
          </table:table-cell>
          <table:table-cell office:value-type="string">
            <text:p>ipss - 2</text:p>
          </table:table-cell>
          <table:table-cell office:value-type="string">
            <text:p>-1-3-0-4-2-1=13pobj munandi ok ,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635733">
            <text:p>23635733</text:p>
          </table:table-cell>
          <table:table-cell office:value-type="float" office:value="209341574">
            <text:p>209341574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12256767508">
            <text:p>122567675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mine tekkis 1,5-2 nädalat tagasiipss - 2</text:p>
          </table:table-cell>
          <table:table-cell office:value-type="string">
            <text:p>ipss - 2</text:p>
          </table:table-cell>
          <table:table-cell office:value-type="string">
            <text:p>-4-4-2-3-1-0 = 16 pallinaisel mi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203413">
            <text:p>14203413</text:p>
          </table:table-cell>
          <table:table-cell office:value-type="float" office:value="218698689">
            <text:p>218698689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44693695630">
            <text:p>446936956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13 ) UH-ga prostata suurus 71ml IPSS-2</text:p>
          </table:table-cell>
          <table:table-cell office:value-type="string">
            <text:p>IPSS-2</text:p>
          </table:table-cell>
          <table:table-cell office:value-type="string">
            <text:p>-1-2-0-3-2-2/3_ 12-13pNIH-4-4-3-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527630">
            <text:p>23527630</text:p>
          </table:table-cell>
          <table:table-cell office:value-type="float" office:value="183869375">
            <text:p>183869375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16053612468">
            <text:p>160536124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</text:p>
          </table:table-cell>
          <table:table-cell office:value-type="string">
            <text:p>-2-0-0-2-1-0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734139">
            <text:p>23734139</text:p>
          </table:table-cell>
          <table:table-cell office:value-type="float" office:value="216865543">
            <text:p>21686554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44152021946">
            <text:p>441520219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sagedasemaksmuidu tervis korrasipss -3</text:p>
          </table:table-cell>
          <table:table-cell office:value-type="string">
            <text:p>ipss -3</text:p>
          </table:table-cell>
          <table:table-cell office:value-type="string">
            <text:p>-2-1-2-2-2-1=13 pallirel + alf r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747128">
            <text:p>12747128</text:p>
          </table:table-cell>
          <table:table-cell office:value-type="float" office:value="166652062">
            <text:p>166652062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673030432050">
            <text:p>6730304320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3</text:p>
          </table:table-cell>
          <table:table-cell office:value-type="string">
            <text:p>-2-2-3-4-2-3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231208">
            <text:p>24231208</text:p>
          </table:table-cell>
          <table:table-cell office:value-type="float" office:value="209026835">
            <text:p>209026835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74652837405">
            <text:p>746528374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uvel kaebusi ei PSA 1.14IPSS-3</text:p>
          </table:table-cell>
          <table:table-cell office:value-type="string">
            <text:p>IPSS-3</text:p>
          </table:table-cell>
          <table:table-cell office:value-type="string">
            <text:p>-4-2-2-5-1-4NIH-12-6-5-4Analüüsi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152213">
            <text:p>13152213</text:p>
          </table:table-cell>
          <table:table-cell office:value-type="float" office:value="183144382">
            <text:p>183144382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31268070536">
            <text:p>312680705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3</text:p>
          </table:table-cell>
          <table:table-cell office:value-type="string">
            <text:p>-3-2-3-2-4-2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744101">
            <text:p>14744101</text:p>
          </table:table-cell>
          <table:table-cell office:value-type="float" office:value="209068615">
            <text:p>209068615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73030510430">
            <text:p>6730305104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mselt ikkagi BPH mõju primaarneipss - 3</text:p>
          </table:table-cell>
          <table:table-cell office:value-type="string">
            <text:p>ipss - 3</text:p>
          </table:table-cell>
          <table:table-cell office:value-type="string">
            <text:p>-2-1-1-2-1-0 = 10 palli , oli 24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618855">
            <text:p>24618855</text:p>
          </table:table-cell>
          <table:table-cell office:value-type="float" office:value="206903479">
            <text:p>206903479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34483469966">
            <text:p>344834699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3</text:p>
          </table:table-cell>
          <table:table-cell office:value-type="string">
            <text:p>+3+1+4+5+0+2 = 18p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567934">
            <text:p>24567934</text:p>
          </table:table-cell>
          <table:table-cell office:value-type="float" office:value="209068615">
            <text:p>209068615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2-12-20</text:p>
          </table:table-cell>
          <table:table-cell office:value-type="float" office:value="673030510430">
            <text:p>6730305104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gavus2004 eesnääre 30cm3psa 1,74ipss - 3</text:p>
          </table:table-cell>
          <table:table-cell office:value-type="string">
            <text:p>ipss - 3</text:p>
          </table:table-cell>
          <table:table-cell office:value-type="string">
            <text:p>-3-5-3-5-4-1 = 24 pper rectum ee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232538">
            <text:p>24232538</text:p>
          </table:table-cell>
          <table:table-cell office:value-type="float" office:value="217310479">
            <text:p>217310479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673030409179">
            <text:p>6730304091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Valgas kontrollis eelmine aasta IPSS-3</text:p>
          </table:table-cell>
          <table:table-cell office:value-type="string">
            <text:p>IPSS-3</text:p>
          </table:table-cell>
          <table:table-cell office:value-type="string">
            <text:p>-3-2-2-4-4-3=21pAnalüüsid : nic 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822192">
            <text:p>10822192</text:p>
          </table:table-cell>
          <table:table-cell office:value-type="float" office:value="173410639">
            <text:p>173410639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33453852182">
            <text:p>334538521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3</text:p>
          </table:table-cell>
          <table:table-cell office:value-type="string">
            <text:p>-4-0-4-3-4-1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900724">
            <text:p>11900724</text:p>
          </table:table-cell>
          <table:table-cell office:value-type="float" office:value="181551270">
            <text:p>181551270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87886268643">
            <text:p>878862686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3</text:p>
          </table:table-cell>
          <table:table-cell office:value-type="string">
            <text:p><text:s/>-1-0-0-0-0-0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829951">
            <text:p>10829951</text:p>
          </table:table-cell>
          <table:table-cell office:value-type="float" office:value="206253247">
            <text:p>20625324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91406942560">
            <text:p>914069425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tuuria 2-3kusemine kõhupressigaipss 3</text:p>
          </table:table-cell>
          <table:table-cell office:value-type="string">
            <text:p>ipss 3</text:p>
          </table:table-cell>
          <table:table-cell office:value-type="string">
            <text:p>-1-5-5-4-5-3=26tarvitanud nitrof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579759">
            <text:p>24579759</text:p>
          </table:table-cell>
          <table:table-cell office:value-type="float" office:value="203376274">
            <text:p>203376274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673030505811">
            <text:p>6730305058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3</text:p>
          </table:table-cell>
          <table:table-cell office:value-type="string">
            <text:p>-4-0-0-3-0-0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774933">
            <text:p>23774933</text:p>
          </table:table-cell>
          <table:table-cell office:value-type="float" office:value="199820786">
            <text:p>199820786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91360599933">
            <text:p>913605999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4</text:p>
          </table:table-cell>
          <table:table-cell office:value-type="string">
            <text:p>-2-4-1-4-4-3=22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744047">
            <text:p>10744047</text:p>
          </table:table-cell>
          <table:table-cell office:value-type="float" office:value="213600759">
            <text:p>213600759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82693935094">
            <text:p>826939350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ml , ok , sin veidi vett ümber?ipss - 4</text:p>
          </table:table-cell>
          <table:table-cell office:value-type="string">
            <text:p>ipss - 4</text:p>
          </table:table-cell>
          <table:table-cell office:value-type="string">
            <text:p>-2-1-1-3-1-1/2=15php infokaal kõ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250436">
            <text:p>14250436</text:p>
          </table:table-cell>
          <table:table-cell office:value-type="float" office:value="171045871">
            <text:p>171045871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73030416716">
            <text:p>6730304167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4</text:p>
          </table:table-cell>
          <table:table-cell office:value-type="string">
            <text:p>-4-5-5-5-4-5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032386">
            <text:p>11032386</text:p>
          </table:table-cell>
          <table:table-cell office:value-type="float" office:value="216227309">
            <text:p>216227309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74808148695">
            <text:p>748081486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käimist vaev jääb , surve norm IPSS : 4</text:p>
          </table:table-cell>
          <table:table-cell office:value-type="string">
            <text:p>IPSS : 4</text:p>
          </table:table-cell>
          <table:table-cell office:value-type="string">
            <text:p>-5-0-4-0-3-1=17Erektsioon norm P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681694">
            <text:p>21681694</text:p>
          </table:table-cell>
          <table:table-cell office:value-type="float" office:value="209323626">
            <text:p>209323626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87705869697">
            <text:p>877058696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viks Omsali jaanuaris PSA - 2.95IPSS-4</text:p>
          </table:table-cell>
          <table:table-cell office:value-type="string">
            <text:p>IPSS-4</text:p>
          </table:table-cell>
          <table:table-cell office:value-type="string">
            <text:p>-4--1-5-4-0-5Analüüsid : nic , P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039292">
            <text:p>11039292</text:p>
          </table:table-cell>
          <table:table-cell office:value-type="float" office:value="179846318">
            <text:p>179846318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13194748454">
            <text:p>131947484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oovittaud Prostmaoli IPSS-4</text:p>
          </table:table-cell>
          <table:table-cell office:value-type="string">
            <text:p>IPSS-4</text:p>
          </table:table-cell>
          <table:table-cell office:value-type="string">
            <text:p>-1-4-2-5-1-2Nõustatud Võetud vee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831070">
            <text:p>23831070</text:p>
          </table:table-cell>
          <table:table-cell office:value-type="float" office:value="190061219">
            <text:p>190061219</text:p>
          </table:table-cell>
          <table:table-cell office:value-type="string">
            <text:p>2013-07-29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673030339374">
            <text:p>6730303393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ogus väike , tilgub IPSS-4</text:p>
          </table:table-cell>
          <table:table-cell office:value-type="string">
            <text:p>IPSS-4</text:p>
          </table:table-cell>
          <table:table-cell office:value-type="string">
            <text:p>-2-4-1-5-1-1Nõustatud Võetud vee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493174">
            <text:p>21493174</text:p>
          </table:table-cell>
          <table:table-cell office:value-type="float" office:value="198243807">
            <text:p>198243807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673030469846">
            <text:p>6730304698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4</text:p>
          </table:table-cell>
          <table:table-cell office:value-type="string">
            <text:p>-0-4-0-0-2-1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236762">
            <text:p>13236762</text:p>
          </table:table-cell>
          <table:table-cell office:value-type="float" office:value="180449367">
            <text:p>180449367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99987043375">
            <text:p>999870433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 opp 20112009 - eesnääre 37 cm3ipss - 5</text:p>
          </table:table-cell>
          <table:table-cell office:value-type="string">
            <text:p>ipss - 5</text:p>
          </table:table-cell>
          <table:table-cell office:value-type="string">
            <text:p>-4-0-0-5-0-3=17 pallipsa2,12 - 9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642641">
            <text:p>24642641</text:p>
          </table:table-cell>
          <table:table-cell office:value-type="float" office:value="179444977">
            <text:p>179444977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22167815653">
            <text:p>221678156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5</text:p>
          </table:table-cell>
          <table:table-cell office:value-type="string">
            <text:p>-0-0-0-5-0-2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507271">
            <text:p>14507271</text:p>
          </table:table-cell>
          <table:table-cell office:value-type="float" office:value="177417240">
            <text:p>177417240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673030433141">
            <text:p>6730304331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</text:p>
          </table:table-cell>
          <table:table-cell office:value-type="string">
            <text:p>-4-5-3-5-3-3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533112">
            <text:p>22533112</text:p>
          </table:table-cell>
          <table:table-cell office:value-type="float" office:value="194631894">
            <text:p>194631894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7-12</text:p>
          </table:table-cell>
          <table:table-cell office:value-type="float" office:value="61344975485">
            <text:p>613449754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5</text:p>
          </table:table-cell>
          <table:table-cell office:value-type="string">
            <text:p>-0-0-0-5-3-1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827660">
            <text:p>21827660</text:p>
          </table:table-cell>
          <table:table-cell office:value-type="float" office:value="192393191">
            <text:p>192393191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15416634716">
            <text:p>154166347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 , põie tühjenemiseks ~ 1 minutIPSS - 5</text:p>
          </table:table-cell>
          <table:table-cell office:value-type="string">
            <text:p>IPSS - 5</text:p>
          </table:table-cell>
          <table:table-cell office:value-type="string">
            <text:p>-4-5-3-5-5-2NIH - 4-8-5-6ravimit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826284">
            <text:p>10826284</text:p>
          </table:table-cell>
          <table:table-cell office:value-type="float" office:value="215207718">
            <text:p>215207718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1-26</text:p>
          </table:table-cell>
          <table:table-cell office:value-type="float" office:value="19236931461">
            <text:p>192369314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0/0-0/4-5/0 - edasi jäi täitmataIPSS - 5</text:p>
          </table:table-cell>
          <table:table-cell office:value-type="string">
            <text:p>IPSS - 5</text:p>
          </table:table-cell>
          <table:table-cell office:value-type="string">
            <text:p>-1-0-1-5-0-1*UH - eesnääre , see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205919">
            <text:p>23205919</text:p>
          </table:table-cell>
          <table:table-cell office:value-type="float" office:value="208748986">
            <text:p>208748986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673031710713">
            <text:p>6730317107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 healoomulise suurenemise tõttuipss - 5</text:p>
          </table:table-cell>
          <table:table-cell office:value-type="string">
            <text:p>ipss - 5</text:p>
          </table:table-cell>
          <table:table-cell office:value-type="string">
            <text:p>-1-1-0-2-2-1=12 palli - väga ei 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471563">
            <text:p>11471563</text:p>
          </table:table-cell>
          <table:table-cell office:value-type="float" office:value="211517858">
            <text:p>211517858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95976619284">
            <text:p>959766192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5</text:p>
          </table:table-cell>
          <table:table-cell office:value-type="string">
            <text:p>-1-0-1-4-0-1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528994">
            <text:p>12528994</text:p>
          </table:table-cell>
          <table:table-cell office:value-type="float" office:value="188211857">
            <text:p>188211857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75436173193">
            <text:p>754361731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</text:p>
          </table:table-cell>
          <table:table-cell office:value-type="string">
            <text:p>-5-4-5-5-3-4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827634">
            <text:p>21827634</text:p>
          </table:table-cell>
          <table:table-cell office:value-type="float" office:value="192393191">
            <text:p>192393191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15416634716">
            <text:p>154166347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aebused ka varem , kuid läinud IPSS - 5</text:p>
          </table:table-cell>
          <table:table-cell office:value-type="string">
            <text:p>IPSS - 5</text:p>
          </table:table-cell>
          <table:table-cell office:value-type="string">
            <text:p>-4-5-3-5-5-2NIH - 4-8-5-62010 kä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124091">
            <text:p>12124091</text:p>
          </table:table-cell>
          <table:table-cell office:value-type="float" office:value="214242838">
            <text:p>214242838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23324673191">
            <text:p>233246731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re - 20 a ex , visuaalse stim + ipss - 5</text:p>
          </table:table-cell>
          <table:table-cell office:value-type="string">
            <text:p>ipss - 5</text:p>
          </table:table-cell>
          <table:table-cell office:value-type="string">
            <text:p>-2-3-4-4-4-4=26palliobj 18 dex ,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353438">
            <text:p>11353438</text:p>
          </table:table-cell>
          <table:table-cell office:value-type="float" office:value="188755600">
            <text:p>188755600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673030354761">
            <text:p>6730303547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eilekusemihäire - lausa nirisebipss - 5</text:p>
          </table:table-cell>
          <table:table-cell office:value-type="string">
            <text:p>ipss - 5</text:p>
          </table:table-cell>
          <table:table-cell office:value-type="string">
            <text:p>-5-5-5-5-5-2vahepeal ka edas muu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384499">
            <text:p>11384499</text:p>
          </table:table-cell>
          <table:table-cell office:value-type="float" office:value="201869207">
            <text:p>201869207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35481869773">
            <text:p>354818697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.1</text:p>
          </table:table-cell>
          <table:table-cell office:value-type="string">
            <text:p>.1.1.3.2.3 / 13</text:p>
          </table:table-cell>
          <table:table-cell office:value-type="string">
            <text:p>IPSS</text:p>
          </table:table-cell>
          <table:table-cell table:style-name="ce1" office:value-type="string">
            <text:p>2.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860487">
            <text:p>22860487</text:p>
          </table:table-cell>
          <table:table-cell office:value-type="float" office:value="160903302">
            <text:p>160903302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73043315512">
            <text:p>6730433155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IEF-6p IPSS-0p</text:p>
          </table:table-cell>
          <table:table-cell office:value-type="string">
            <text:p>IPSS-0p</text:p>
          </table:table-cell>
          <table:table-cell/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98868">
            <text:p>12498868</text:p>
          </table:table-cell>
          <table:table-cell office:value-type="float" office:value="160467240">
            <text:p>160467240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37699724810">
            <text:p>376997248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püsisuhe 10 aastat Naine terve IPSS 0</text:p>
          </table:table-cell>
          <table:table-cell office:value-type="string">
            <text:p>IPSS 0</text:p>
          </table:table-cell>
          <table:table-cell office:value-type="string">
            <text:p><text:s/>, NIH 0 Määratud : veri : testo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18381">
            <text:p>12718381</text:p>
          </table:table-cell>
          <table:table-cell office:value-type="float" office:value="165927997">
            <text:p>165927997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30590282765">
            <text:p>305902827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7 , IPSS 0</text:p>
          </table:table-cell>
          <table:table-cell office:value-type="string">
            <text:p>IPSS 0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30296">
            <text:p>24630296</text:p>
          </table:table-cell>
          <table:table-cell office:value-type="float" office:value="199205586">
            <text:p>199205586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673030446002">
            <text:p>6730304460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isuhe 6 aastat , partner terve IPSS 0</text:p>
          </table:table-cell>
          <table:table-cell office:value-type="string">
            <text:p>IPSS 0</text:p>
          </table:table-cell>
          <table:table-cell office:value-type="string">
            <text:p><text:s/>, NIH 7 Määratud analüüsid põle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75384">
            <text:p>14475384</text:p>
          </table:table-cell>
          <table:table-cell office:value-type="float" office:value="207996737">
            <text:p>207996737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81267016099">
            <text:p>812670160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Masturbeerib aegajalt NIH 0 , IPSS 0</text:p>
          </table:table-cell>
          <table:table-cell office:value-type="string">
            <text:p>IPSS 0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6081">
            <text:p>2256081</text:p>
          </table:table-cell>
          <table:table-cell office:value-type="float" office:value="84543833">
            <text:p>84543833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30893167770">
            <text:p>308931677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08.02 IPSS-0</text:p>
          </table:table-cell>
          <table:table-cell office:value-type="string">
            <text:p>IPSS-0</text:p>
          </table:table-cell>
          <table:table-cell office:value-type="string">
            <text:p><text:s/>cor 140/80 mm / hg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12215">
            <text:p>13512215</text:p>
          </table:table-cell>
          <table:table-cell office:value-type="float" office:value="167766723">
            <text:p>167766723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673030411728">
            <text:p>6730304117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seda pikem paus suguelus NIH 5 IPSS 0</text:p>
          </table:table-cell>
          <table:table-cell office:value-type="string">
            <text:p>IPSS 0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36374">
            <text:p>11836374</text:p>
          </table:table-cell>
          <table:table-cell office:value-type="float" office:value="200870671">
            <text:p>200870671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3030571004">
            <text:p>6730305710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<text:s/>, NIH 6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25276">
            <text:p>14825276</text:p>
          </table:table-cell>
          <table:table-cell office:value-type="float" office:value="199205586">
            <text:p>199205586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673030446002">
            <text:p>6730304460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isuhe 6 aastat , partner terve IPSS 0</text:p>
          </table:table-cell>
          <table:table-cell office:value-type="string">
            <text:p>IPSS 0</text:p>
          </table:table-cell>
          <table:table-cell office:value-type="string">
            <text:p><text:s/>, NIH 7 Määratud analüüsid põle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45162">
            <text:p>23245162</text:p>
          </table:table-cell>
          <table:table-cell office:value-type="float" office:value="179446675">
            <text:p>179446675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97144078156">
            <text:p>971440781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aisel samuti seenpõletik IPSS 0</text:p>
          </table:table-cell>
          <table:table-cell office:value-type="string">
            <text:p>IPSS 0</text:p>
          </table:table-cell>
          <table:table-cell office:value-type="string">
            <text:p><text:s/>, NIH 0 Üldtervis rahuldav Ming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29521">
            <text:p>22829521</text:p>
          </table:table-cell>
          <table:table-cell office:value-type="float" office:value="200100771">
            <text:p>200100771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034757132">
            <text:p>870347571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dis Gleason 6p ( vasem sagar ) IPSS 0p</text:p>
          </table:table-cell>
          <table:table-cell office:value-type="string">
            <text:p>IPSS 0p</text:p>
          </table:table-cell>
          <table:table-cell office:value-type="string">
            <text:p>TRUS : eesnääre 38.4cc DRE : nor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52230">
            <text:p>12952230</text:p>
          </table:table-cell>
          <table:table-cell office:value-type="float" office:value="174743884">
            <text:p>174743884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36716412647">
            <text:p>367164126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oonilist prostatiiti , praegu . IPSS 0</text:p>
          </table:table-cell>
          <table:table-cell office:value-type="string">
            <text:p>IPSS 0</text:p>
          </table:table-cell>
          <table:table-cell office:value-type="string">
            <text:p><text:s/>, NIH 6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95244">
            <text:p>2995244</text:p>
          </table:table-cell>
          <table:table-cell office:value-type="float" office:value="95778655">
            <text:p>95778655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294925732">
            <text:p>882949257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25752">
            <text:p>13025752</text:p>
          </table:table-cell>
          <table:table-cell office:value-type="float" office:value="209219859">
            <text:p>209219859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51916786426">
            <text:p>519167864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b , omavahel kondoomi ei kasuta IPSS 0</text:p>
          </table:table-cell>
          <table:table-cell office:value-type="string">
            <text:p>IPSS 0</text:p>
          </table:table-cell>
          <table:table-cell office:value-type="string">
            <text:p><text:s/>, NIH 0 Obj Praepuutsium liigub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94611">
            <text:p>22894611</text:p>
          </table:table-cell>
          <table:table-cell office:value-type="float" office:value="160469284">
            <text:p>160469284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673030357639">
            <text:p>6730303576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: vastused negatiivsed NIH 7 , IPSS 0</text:p>
          </table:table-cell>
          <table:table-cell office:value-type="string">
            <text:p>IPSS 0</text:p>
          </table:table-cell>
          <table:table-cell office:value-type="string">
            <text:p><text:s/>Nickeli test/androloog Nõustatu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82948">
            <text:p>11482948</text:p>
          </table:table-cell>
          <table:table-cell office:value-type="float" office:value="204356013">
            <text:p>204356013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3030407533">
            <text:p>6730304075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dud 7-11 mmol/l RR 186/104 mmHg IPSS 0</text:p>
          </table:table-cell>
          <table:table-cell office:value-type="string">
            <text:p>IPSS 0</text:p>
          </table:table-cell>
          <table:table-cell office:value-type="string">
            <text:p><text:s/>, NIH 0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87079">
            <text:p>21887079</text:p>
          </table:table-cell>
          <table:table-cell office:value-type="float" office:value="202335314">
            <text:p>202335314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91776151580">
            <text:p>917761515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<text:s/>, NIH 0 RF 9 : B11 , 13 , 14 , 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26585">
            <text:p>23626585</text:p>
          </table:table-cell>
          <table:table-cell office:value-type="float" office:value="167766723">
            <text:p>167766723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673030411728">
            <text:p>6730304117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seda pikem paus suguelus NIH 5 IPSS 0</text:p>
          </table:table-cell>
          <table:table-cell office:value-type="string">
            <text:p>IPSS 0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66654">
            <text:p>12766654</text:p>
          </table:table-cell>
          <table:table-cell office:value-type="float" office:value="200280590">
            <text:p>200280590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673030334972">
            <text:p>6730303349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<text:s/>, NIH 6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69063">
            <text:p>12669063</text:p>
          </table:table-cell>
          <table:table-cell office:value-type="float" office:value="165818749">
            <text:p>165818749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673030501078">
            <text:p>6730305010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<text:s/>, NIH 0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37147">
            <text:p>10737147</text:p>
          </table:table-cell>
          <table:table-cell office:value-type="float" office:value="163448924">
            <text:p>163448924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673030492936">
            <text:p>6730304929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estises väidetavalt valus tükk IPSS 0</text:p>
          </table:table-cell>
          <table:table-cell office:value-type="string">
            <text:p>IPSS 0</text:p>
          </table:table-cell>
          <table:table-cell office:value-type="string">
            <text:p><text:s/>, NIH 6 Obj Praepuutsium liigub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45895">
            <text:p>14745895</text:p>
          </table:table-cell>
          <table:table-cell office:value-type="float" office:value="164033112">
            <text:p>164033112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24218932466">
            <text:p>242189324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vinaal pk lööve ( naastuline ). IPSS 0</text:p>
          </table:table-cell>
          <table:table-cell office:value-type="string">
            <text:p>IPSS 0</text:p>
          </table:table-cell>
          <table:table-cell office:value-type="string">
            <text:p><text:s/>, NIH 5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39782">
            <text:p>23839782</text:p>
          </table:table-cell>
          <table:table-cell office:value-type="float" office:value="182600481">
            <text:p>182600481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0433056">
            <text:p>6730304330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Juhuvahekordi ei esine IPSS 0</text:p>
          </table:table-cell>
          <table:table-cell office:value-type="string">
            <text:p>IPSS 0</text:p>
          </table:table-cell>
          <table:table-cell office:value-type="string">
            <text:p><text:s/>, NIH 0 Üldtervis korras , ming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26367">
            <text:p>4826367</text:p>
          </table:table-cell>
          <table:table-cell office:value-type="float" office:value="136347524">
            <text:p>136347524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496117373">
            <text:p>544961173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1</text:p>
          </table:table-cell>
          <table:table-cell office:value-type="string">
            <text:p><text:s/>( karüotüüp -Y -hea prognoosiga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2430">
            <text:p>24652430</text:p>
          </table:table-cell>
          <table:table-cell office:value-type="float" office:value="192011472">
            <text:p>192011472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20604848638">
            <text:p>206048486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korduvad seenpõletikud NIH 6 , IPSS 1</text:p>
          </table:table-cell>
          <table:table-cell office:value-type="string">
            <text:p>IPSS 1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82754">
            <text:p>21382754</text:p>
          </table:table-cell>
          <table:table-cell office:value-type="float" office:value="155271081">
            <text:p>155271081</text:p>
          </table:table-cell>
          <table:table-cell office:value-type="string">
            <text:p>2013-01-04</text:p>
          </table:table-cell>
          <table:table-cell office:value-type="string">
            <text:p>A</text:p>
          </table:table-cell>
          <table:table-cell office:value-type="string">
            <text:p>2011-12-01</text:p>
          </table:table-cell>
          <table:table-cell office:value-type="float" office:value="26388272840">
            <text:p>26388272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reoperatiivne IPSS 1p</text:p>
          </table:table-cell>
          <table:table-cell office:value-type="string">
            <text:p>IPSS 1p</text:p>
          </table:table-cell>
          <table:table-cell office:value-type="string">
            <text:p><text:s/>ning IEEF-510p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53502">
            <text:p>22753502</text:p>
          </table:table-cell>
          <table:table-cell office:value-type="float" office:value="197779644">
            <text:p>197779644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38132060771">
            <text:p>381320607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el korduvad tsüstiidid NIH 7 , IPSS 1</text:p>
          </table:table-cell>
          <table:table-cell office:value-type="string">
            <text:p>IPSS 1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63359">
            <text:p>19963359</text:p>
          </table:table-cell>
          <table:table-cell office:value-type="float" office:value="201759171">
            <text:p>201759171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7501506">
            <text:p>6730475015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 38cc , väliskontuurid siledad IPSS 1 p</text:p>
          </table:table-cell>
          <table:table-cell office:value-type="string">
            <text:p>IPSS 1 p</text:p>
          </table:table-cell>
          <table:table-cell office:value-type="string">
            <text:p>IEEF : 19 p Haiguse kulg : 03.06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21120">
            <text:p>14321120</text:p>
          </table:table-cell>
          <table:table-cell office:value-type="float" office:value="168476375">
            <text:p>168476375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49148141506">
            <text:p>491481415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üsisuhe 13 aastat , naine terve IPSS 1</text:p>
          </table:table-cell>
          <table:table-cell office:value-type="string">
            <text:p>IPSS 1</text:p>
          </table:table-cell>
          <table:table-cell office:value-type="string">
            <text:p><text:s/>, NIH 7 Obj Praepuutsium liigub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33932">
            <text:p>11733932</text:p>
          </table:table-cell>
          <table:table-cell office:value-type="float" office:value="168974470">
            <text:p>168974470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0340280">
            <text:p>6730303402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/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4291">
            <text:p>1814291</text:p>
          </table:table-cell>
          <table:table-cell office:value-type="float" office:value="120385357">
            <text:p>120385357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099728911">
            <text:p>260997289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1</text:p>
          </table:table-cell>
          <table:table-cell/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70678">
            <text:p>9470678</text:p>
          </table:table-cell>
          <table:table-cell office:value-type="float" office:value="182639085">
            <text:p>182639085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7501506">
            <text:p>67304750150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 38cc , väliskontuurid siledad IPSS 1 p</text:p>
          </table:table-cell>
          <table:table-cell office:value-type="string">
            <text:p>IPSS 1 p</text:p>
          </table:table-cell>
          <table:table-cell office:value-type="string">
            <text:p>IEEF : 19 p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78148">
            <text:p>6178148</text:p>
          </table:table-cell>
          <table:table-cell office:value-type="float" office:value="151110993">
            <text:p>151110993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0665369967">
            <text:p>9066536996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62216">
            <text:p>23762216</text:p>
          </table:table-cell>
          <table:table-cell office:value-type="float" office:value="173570679">
            <text:p>173570679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673030381175">
            <text:p>6730303811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</text:p>
          </table:table-cell>
          <table:table-cell/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69780">
            <text:p>17269780</text:p>
          </table:table-cell>
          <table:table-cell office:value-type="float" office:value="207528297">
            <text:p>207528297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167433502">
            <text:p>341674335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0,6 mikrg/L Potentsi pole , IPSS - 2</text:p>
          </table:table-cell>
          <table:table-cell office:value-type="string">
            <text:p>IPSS - 2</text:p>
          </table:table-cell>
          <table:table-cell/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64528">
            <text:p>14164528</text:p>
          </table:table-cell>
          <table:table-cell office:value-type="float" office:value="157589602">
            <text:p>157589602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20293345170">
            <text:p>202933451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</text:p>
          </table:table-cell>
          <table:table-cell office:value-type="string">
            <text:p>-3p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10872">
            <text:p>10610872</text:p>
          </table:table-cell>
          <table:table-cell office:value-type="float" office:value="160864159">
            <text:p>160864159</text:p>
          </table:table-cell>
          <table:table-cell office:value-type="string">
            <text:p>2013-01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6931262911">
            <text:p>46931262911</text:p>
          </table:table-cell>
          <table:table-cell office:value-type="string">
            <text:p>original_2013</text:p>
          </table:table-cell>
          <table:table-cell office:value-type="string">
            <text:p>s_main_diagnosis</text:p>
          </table:table-cell>
          <table:table-cell office:value-type="string">
            <text:p>mainDiagNam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aga refraktooraneemia ; RAEB-2 IPSS 2</text:p>
          </table:table-cell>
          <table:table-cell office:value-type="string">
            <text:p>IPSS 2</text:p>
          </table:table-cell>
          <table:table-cell office:value-type="string">
            <text:p><text:s/>( keskrisk 2 )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66144">
            <text:p>19766144</text:p>
          </table:table-cell>
          <table:table-cell office:value-type="float" office:value="218591666">
            <text:p>218591666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1079">
            <text:p>6730304410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2013 <text:s text:c="2"/>: BMI 30 RR 130/80 mm/hg IPSS2</text:p>
          </table:table-cell>
          <table:table-cell office:value-type="string">
            <text:p>IPSS2</text:p>
          </table:table-cell>
          <table:table-cell office:value-type="string">
            <text:p>-18p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91840">
            <text:p>12691840</text:p>
          </table:table-cell>
          <table:table-cell office:value-type="float" office:value="192433149">
            <text:p>192433149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74782678102">
            <text:p>747826781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b gün probleeme , düspareuunia IPSS 2</text:p>
          </table:table-cell>
          <table:table-cell office:value-type="string">
            <text:p>IPSS 2</text:p>
          </table:table-cell>
          <table:table-cell office:value-type="string">
            <text:p><text:s/>, NIH 0 Obj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8343">
            <text:p>2358343</text:p>
          </table:table-cell>
          <table:table-cell office:value-type="float" office:value="83041292">
            <text:p>83041292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551495965">
            <text:p>435514959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</text:p>
          </table:table-cell>
          <table:table-cell/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71052">
            <text:p>14771052</text:p>
          </table:table-cell>
          <table:table-cell office:value-type="float" office:value="183403996">
            <text:p>183403996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50464112620">
            <text:p>504641126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p</text:p>
          </table:table-cell>
          <table:table-cell/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57802">
            <text:p>19957802</text:p>
          </table:table-cell>
          <table:table-cell office:value-type="float" office:value="167863286">
            <text:p>167863286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167433502">
            <text:p>341674335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; 0,410,43 ja nüüd 0,55 mikg/L IPSS -2</text:p>
          </table:table-cell>
          <table:table-cell office:value-type="string">
            <text:p>IPSS -2</text:p>
          </table:table-cell>
          <table:table-cell office:value-type="string">
            <text:p><text:s/>, QOL 3 .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18044">
            <text:p>21918044</text:p>
          </table:table-cell>
          <table:table-cell office:value-type="float" office:value="190446053">
            <text:p>190446053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26657392094">
            <text:p>266573920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0 , IPSS 2</text:p>
          </table:table-cell>
          <table:table-cell office:value-type="string">
            <text:p>IPSS 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06367">
            <text:p>23206367</text:p>
          </table:table-cell>
          <table:table-cell office:value-type="float" office:value="157589578">
            <text:p>157589578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673038904014">
            <text:p>6730389040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2</text:p>
          </table:table-cell>
          <table:table-cell office:value-type="string">
            <text:p>-3p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96302">
            <text:p>22196302</text:p>
          </table:table-cell>
          <table:table-cell office:value-type="float" office:value="178354632">
            <text:p>178354632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673030500074">
            <text:p>6730305000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ibido jäänud kehvemaks IPSS 2</text:p>
          </table:table-cell>
          <table:table-cell office:value-type="string">
            <text:p>IPSS 2</text:p>
          </table:table-cell>
          <table:table-cell office:value-type="string">
            <text:p><text:s/>, NIH 1 Muidu tervis korras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12060">
            <text:p>10612060</text:p>
          </table:table-cell>
          <table:table-cell office:value-type="float" office:value="174538255">
            <text:p>174538255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6931262911">
            <text:p>46931262911</text:p>
          </table:table-cell>
          <table:table-cell office:value-type="string">
            <text:p>original_2013</text:p>
          </table:table-cell>
          <table:table-cell office:value-type="string">
            <text:p>s_main_diagnosis</text:p>
          </table:table-cell>
          <table:table-cell office:value-type="string">
            <text:p>mainDiagText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RAEB-2 IPSS 2</text:p>
          </table:table-cell>
          <table:table-cell office:value-type="string">
            <text:p>IPSS 2</text:p>
          </table:table-cell>
          <table:table-cell office:value-type="string">
            <text:p><text:s/>( keskrisk 2 )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40903">
            <text:p>11640903</text:p>
          </table:table-cell>
          <table:table-cell office:value-type="float" office:value="178354632">
            <text:p>178354632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673030500074">
            <text:p>6730305000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ibido jäänud kehvemaks IPSS 2</text:p>
          </table:table-cell>
          <table:table-cell office:value-type="string">
            <text:p>IPSS 2</text:p>
          </table:table-cell>
          <table:table-cell office:value-type="string">
            <text:p><text:s/>, NIH 1 Muidu tervis korras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09217">
            <text:p>10609217</text:p>
          </table:table-cell>
          <table:table-cell office:value-type="float" office:value="155218434">
            <text:p>155218434</text:p>
          </table:table-cell>
          <table:table-cell office:value-type="string">
            <text:p>2012-12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6931262911">
            <text:p>46931262911</text:p>
          </table:table-cell>
          <table:table-cell office:value-type="string">
            <text:p>original_2013</text:p>
          </table:table-cell>
          <table:table-cell office:value-type="string">
            <text:p>s_main_diagnosis</text:p>
          </table:table-cell>
          <table:table-cell office:value-type="string">
            <text:p>mainDiagNam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aga refraktooraneemia ; RAEB-2 IPSS 2</text:p>
          </table:table-cell>
          <table:table-cell office:value-type="string">
            <text:p>IPSS 2</text:p>
          </table:table-cell>
          <table:table-cell office:value-type="string">
            <text:p><text:s/>( keskrisk 2 )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65968">
            <text:p>3165968</text:p>
          </table:table-cell>
          <table:table-cell office:value-type="float" office:value="82387510">
            <text:p>82387510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356256474">
            <text:p>233562564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 p</text:p>
          </table:table-cell>
          <table:table-cell office:value-type="string">
            <text:p><text:s/>, PSA , 28 .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01352">
            <text:p>21801352</text:p>
          </table:table-cell>
          <table:table-cell office:value-type="float" office:value="216395350">
            <text:p>216395350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0-11-04</text:p>
          </table:table-cell>
          <table:table-cell office:value-type="float" office:value="61490859026">
            <text:p>614908590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 kasutab Atacani 8mg iga päev IPSS-2</text:p>
          </table:table-cell>
          <table:table-cell office:value-type="string">
            <text:p>IPSS-2</text:p>
          </table:table-cell>
          <table:table-cell office:value-type="string">
            <text:p>PSA , nic 20.10.2011 ; <text:s/>, <text:s/>- N11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18118">
            <text:p>23118118</text:p>
          </table:table-cell>
          <table:table-cell office:value-type="float" office:value="203119850">
            <text:p>203119850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506731">
            <text:p>6730305067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p</text:p>
          </table:table-cell>
          <table:table-cell/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24716">
            <text:p>17824716</text:p>
          </table:table-cell>
          <table:table-cell office:value-type="float" office:value="215186154">
            <text:p>215186154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748562106">
            <text:p>70748562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2</text:p>
          </table:table-cell>
          <table:table-cell office:value-type="string">
            <text:p><text:s/>skaala : 13 palli mõõdukas sümt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19035">
            <text:p>12619035</text:p>
          </table:table-cell>
          <table:table-cell office:value-type="float" office:value="208034822">
            <text:p>208034822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29899131766">
            <text:p>298991317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 süsti endokrinoloogi poolt ) IPSS 2</text:p>
          </table:table-cell>
          <table:table-cell office:value-type="string">
            <text:p>IPSS 2</text:p>
          </table:table-cell>
          <table:table-cell office:value-type="string">
            <text:p><text:s/>( 0000002 ) libido langus ja er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10073">
            <text:p>10610073</text:p>
          </table:table-cell>
          <table:table-cell office:value-type="float" office:value="197284852">
            <text:p>197284852</text:p>
          </table:table-cell>
          <table:table-cell office:value-type="string">
            <text:p>2013-09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6931262911">
            <text:p>46931262911</text:p>
          </table:table-cell>
          <table:table-cell office:value-type="string">
            <text:p>original_2013</text:p>
          </table:table-cell>
          <table:table-cell office:value-type="string">
            <text:p>s_main_diagnosis</text:p>
          </table:table-cell>
          <table:table-cell office:value-type="string">
            <text:p>mainDiagNam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aga refraktooraneemia ; RAEB-2 IPSS 2</text:p>
          </table:table-cell>
          <table:table-cell office:value-type="string">
            <text:p>IPSS 2</text:p>
          </table:table-cell>
          <table:table-cell office:value-type="string">
            <text:p><text:s/>( keskrisk 2 )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5310">
            <text:p>2035310</text:p>
          </table:table-cell>
          <table:table-cell office:value-type="float" office:value="129237640">
            <text:p>129237640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756360143">
            <text:p>177563601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hea Kusemisehäired vähenenud ( IPSS 2 punkti</text:p>
          </table:table-cell>
          <table:table-cell office:value-type="string">
            <text:p>IPSS 2 punkti</text:p>
          </table:table-cell>
          <table:table-cell office:value-type="string">
            <text:p><text:s/>)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13765">
            <text:p>13113765</text:p>
          </table:table-cell>
          <table:table-cell office:value-type="float" office:value="172209227">
            <text:p>172209227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0461973">
            <text:p>6730304619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3</text:p>
          </table:table-cell>
          <table:table-cell office:value-type="string">
            <text:p>-4p NIH täidab kodus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21403">
            <text:p>2721403</text:p>
          </table:table-cell>
          <table:table-cell office:value-type="float" office:value="143787948">
            <text:p>143787948</text:p>
          </table:table-cell>
          <table:table-cell office:value-type="string">
            <text:p>2012-10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582174800">
            <text:p>465821748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äidetud IPSS-3 punkti</text:p>
          </table:table-cell>
          <table:table-cell office:value-type="string">
            <text:p>IPSS-3 punkti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74456">
            <text:p>23674456</text:p>
          </table:table-cell>
          <table:table-cell office:value-type="float" office:value="172801050">
            <text:p>172801050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33523999347">
            <text:p>335239993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3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15395">
            <text:p>23115395</text:p>
          </table:table-cell>
          <table:table-cell office:value-type="float" office:value="160471477">
            <text:p>160471477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673031169611">
            <text:p>6730311696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40 , Alphusosin10 mgx60 NIH 0 , IPSS 3</text:p>
          </table:table-cell>
          <table:table-cell office:value-type="string">
            <text:p>IPSS 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41762">
            <text:p>13141762</text:p>
          </table:table-cell>
          <table:table-cell office:value-type="float" office:value="191816992">
            <text:p>191816992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673030458892">
            <text:p>6730304588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p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65843">
            <text:p>13365843</text:p>
          </table:table-cell>
          <table:table-cell office:value-type="float" office:value="160473169">
            <text:p>160473169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76861246303">
            <text:p>768612463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3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36969">
            <text:p>24036969</text:p>
          </table:table-cell>
          <table:table-cell office:value-type="float" office:value="213358801">
            <text:p>213358801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62307436859">
            <text:p>623074368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3p</text:p>
          </table:table-cell>
          <table:table-cell office:value-type="string">
            <text:p>PSA 2009 - 0.7Võetud veeniveri -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93406">
            <text:p>24693406</text:p>
          </table:table-cell>
          <table:table-cell office:value-type="float" office:value="190232349">
            <text:p>190232349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37512367543">
            <text:p>375123675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 , kasutab Monoprili . NIH 5 , IPSS 3</text:p>
          </table:table-cell>
          <table:table-cell office:value-type="string">
            <text:p>IPSS 3</text:p>
          </table:table-cell>
          <table:table-cell office:value-type="string">
            <text:p><text:s/>Suguelu nädalas korras Määratud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97984">
            <text:p>11097984</text:p>
          </table:table-cell>
          <table:table-cell office:value-type="float" office:value="204375378">
            <text:p>204375378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17167516438">
            <text:p>171675164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8 , IPSS 3</text:p>
          </table:table-cell>
          <table:table-cell office:value-type="string">
            <text:p>IPSS 3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15307">
            <text:p>11015307</text:p>
          </table:table-cell>
          <table:table-cell office:value-type="float" office:value="167960118">
            <text:p>167960118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673030384227">
            <text:p>6730303842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 p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1522">
            <text:p>2431522</text:p>
          </table:table-cell>
          <table:table-cell office:value-type="float" office:value="144409166">
            <text:p>144409166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513520238">
            <text:p>685135202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RUS eesnääre 28ccIPSS 3p</text:p>
          </table:table-cell>
          <table:table-cell office:value-type="string">
            <text:p>IPSS 3p</text:p>
          </table:table-cell>
          <table:table-cell office:value-type="string">
            <text:p>PSA 4,8ng/mlBiopsiatel vasemal 3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75818">
            <text:p>20375818</text:p>
          </table:table-cell>
          <table:table-cell office:value-type="float" office:value="196888405">
            <text:p>196888405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127244336">
            <text:p>791272443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aebab noktuuriat 1x IPSS 3</text:p>
          </table:table-cell>
          <table:table-cell office:value-type="string">
            <text:p>IPSS 3</text:p>
          </table:table-cell>
          <table:table-cell office:value-type="string">
            <text:p>-4p PSA 1.2ng/ml DRE : eesnääre 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88374">
            <text:p>17888374</text:p>
          </table:table-cell>
          <table:table-cell office:value-type="float" office:value="214849110">
            <text:p>214849110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76293">
            <text:p>6730305762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 text:c="2"/>: pt soovib PSA kontrollida , IPSS 3 punkti</text:p>
          </table:table-cell>
          <table:table-cell office:value-type="string">
            <text:p>IPSS 3 punkti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16618">
            <text:p>12716618</text:p>
          </table:table-cell>
          <table:table-cell office:value-type="float" office:value="166188962">
            <text:p>166188962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70137851146">
            <text:p>701378511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ust Öösel põit tühjendamas 1 x IPSS 3</text:p>
          </table:table-cell>
          <table:table-cell office:value-type="string">
            <text:p>IPSS 3</text:p>
          </table:table-cell>
          <table:table-cell office:value-type="string">
            <text:p><text:s/>NIH 0 Püsipartner 8 aastat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25718">
            <text:p>21825718</text:p>
          </table:table-cell>
          <table:table-cell office:value-type="float" office:value="179788591">
            <text:p>179788591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673030401278">
            <text:p>6730304012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p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7885">
            <text:p>2007885</text:p>
          </table:table-cell>
          <table:table-cell office:value-type="float" office:value="123200260">
            <text:p>123200260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855249178">
            <text:p>308552491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4</text:p>
          </table:table-cell>
          <table:table-cell office:value-type="string">
            <text:p><text:s/>, tunneks end kohutavalt kui se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69785">
            <text:p>23369785</text:p>
          </table:table-cell>
          <table:table-cell office:value-type="float" office:value="205017822">
            <text:p>205017822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457472">
            <text:p>6730304574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aine terve NIH 5 , IPSS 4</text:p>
          </table:table-cell>
          <table:table-cell office:value-type="string">
            <text:p>IPSS 4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03709">
            <text:p>19303709</text:p>
          </table:table-cell>
          <table:table-cell office:value-type="float" office:value="184736056">
            <text:p>184736056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513520238">
            <text:p>685135202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seduuri eelselt PSA 4,8ng/ml , IPSS 4p</text:p>
          </table:table-cell>
          <table:table-cell office:value-type="string">
            <text:p>IPSS 4p</text:p>
          </table:table-cell>
          <table:table-cell office:value-type="string">
            <text:p><text:s/>, IEEF : 17pEesnääre rektaalsel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17083">
            <text:p>14717083</text:p>
          </table:table-cell>
          <table:table-cell office:value-type="float" office:value="160472923">
            <text:p>160472923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673030358357">
            <text:p>6730303583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4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80517">
            <text:p>20080517</text:p>
          </table:table-cell>
          <table:table-cell office:value-type="float" office:value="186748926">
            <text:p>186748926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3-07-03</text:p>
          </table:table-cell>
          <table:table-cell office:value-type="float" office:value="70839750608">
            <text:p>708397506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oonile eesnäärme adenoomi tõttu IPSS skooring 4</text:p>
          </table:table-cell>
          <table:table-cell office:value-type="string">
            <text:p>IPSS skooring 4</text:p>
          </table:table-cell>
          <table:table-cell office:value-type="string">
            <text:p>-5punkti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22399">
            <text:p>11922399</text:p>
          </table:table-cell>
          <table:table-cell office:value-type="float" office:value="168056975">
            <text:p>168056975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2-10-17</text:p>
          </table:table-cell>
          <table:table-cell office:value-type="float" office:value="67065842866">
            <text:p>670658428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4p</text:p>
          </table:table-cell>
          <table:table-cell office:value-type="string">
            <text:p>Nõustatud analüüsid : sp põletik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10289">
            <text:p>9510289</text:p>
          </table:table-cell>
          <table:table-cell office:value-type="float" office:value="191709146">
            <text:p>191709146</text:p>
          </table:table-cell>
          <table:table-cell office:value-type="string">
            <text:p>2013-08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730187">
            <text:p>6730467301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p</text:p>
          </table:table-cell>
          <table:table-cell office:value-type="string">
            <text:p>IEEF : 14pEesnääre rektaalselt m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77363">
            <text:p>5177363</text:p>
          </table:table-cell>
          <table:table-cell office:value-type="float" office:value="142777812">
            <text:p>142777812</text:p>
          </table:table-cell>
          <table:table-cell office:value-type="string">
            <text:p>2012-10-20</text:p>
          </table:table-cell>
          <table:table-cell office:value-type="string">
            <text:p>A</text:p>
          </table:table-cell>
          <table:table-cell office:value-type="string">
            <text:p>2012-10-20</text:p>
          </table:table-cell>
          <table:table-cell office:value-type="float" office:value="22751162856">
            <text:p>227511628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poolt ja ja LUTS sümp ei esita IPSS 4</text:p>
          </table:table-cell>
          <table:table-cell office:value-type="string">
            <text:p>IPSS 4</text:p>
          </table:table-cell>
          <table:table-cell office:value-type="string">
            <text:p><text:s/>, , kuid PSA 7.9 ng/ml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75138">
            <text:p>10975138</text:p>
          </table:table-cell>
          <table:table-cell office:value-type="float" office:value="183379621">
            <text:p>183379621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673030474331">
            <text:p>6730304743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aine terve IPSS 4</text:p>
          </table:table-cell>
          <table:table-cell office:value-type="string">
            <text:p>IPSS 4</text:p>
          </table:table-cell>
          <table:table-cell office:value-type="string">
            <text:p><text:s/>, NIH 6 , Obj Praepuutsium liig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5457">
            <text:p>2285457</text:p>
          </table:table-cell>
          <table:table-cell office:value-type="float" office:value="89521921">
            <text:p>89521921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396195709">
            <text:p>293961957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aala 4 punkti</text:p>
          </table:table-cell>
          <table:table-cell office:value-type="string">
            <text:p><text:s/>, samas rahulolematu ( skaala 4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41349">
            <text:p>20041349</text:p>
          </table:table-cell>
          <table:table-cell office:value-type="float" office:value="174162088">
            <text:p>174162088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91635">
            <text:p>6730304916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 p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36905">
            <text:p>6136905</text:p>
          </table:table-cell>
          <table:table-cell office:value-type="float" office:value="90414596">
            <text:p>90414596</text:p>
          </table:table-cell>
          <table:table-cell office:value-type="string">
            <text:p>2012-04-19</text:p>
          </table:table-cell>
          <table:table-cell office:value-type="string">
            <text:p>S</text:p>
          </table:table-cell>
          <table:table-cell office:value-type="string">
            <text:p>2012-03-20</text:p>
          </table:table-cell>
          <table:table-cell office:value-type="float" office:value="62212516149">
            <text:p>6221251614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</text:p>
          </table:table-cell>
          <table:table-cell office:value-type="float" office:value="-6">
            <text:p>-6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88983">
            <text:p>10988983</text:p>
          </table:table-cell>
          <table:table-cell office:value-type="float" office:value="212121633">
            <text:p>212121633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2565267">
            <text:p>6730325652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lt annab op koht tunda PSA-1.12IPSS-4p</text:p>
          </table:table-cell>
          <table:table-cell office:value-type="string">
            <text:p>IPSS-4p</text:p>
          </table:table-cell>
          <table:table-cell office:value-type="string">
            <text:p>NIH-10-0-5-3Analüüsid : nic , fl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49606">
            <text:p>14749606</text:p>
          </table:table-cell>
          <table:table-cell office:value-type="float" office:value="177338368">
            <text:p>177338368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673030431618">
            <text:p>6730304316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p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20282">
            <text:p>21620282</text:p>
          </table:table-cell>
          <table:table-cell office:value-type="float" office:value="201754084">
            <text:p>201754084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914272493">
            <text:p>649142724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RUS : eesnääre 27ccIPSS 4p</text:p>
          </table:table-cell>
          <table:table-cell office:value-type="string">
            <text:p>IPSS 4p</text:p>
          </table:table-cell>
          <table:table-cell office:value-type="string">
            <text:p>Uroflow Qmax 13ml/sPt on sobilik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79287">
            <text:p>10179287</text:p>
          </table:table-cell>
          <table:table-cell office:value-type="float" office:value="191709146">
            <text:p>191709146</text:p>
          </table:table-cell>
          <table:table-cell office:value-type="string">
            <text:p>2013-08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730187">
            <text:p>6730467301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p</text:p>
          </table:table-cell>
          <table:table-cell office:value-type="string">
            <text:p>IEEF : 14pEesnääre rektaalselt m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30659">
            <text:p>12630659</text:p>
          </table:table-cell>
          <table:table-cell office:value-type="float" office:value="212879345">
            <text:p>212879345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20578144208">
            <text:p>205781442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11797">
            <text:p>14411797</text:p>
          </table:table-cell>
          <table:table-cell office:value-type="float" office:value="199039205">
            <text:p>199039205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3030464547">
            <text:p>6730304645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Juhuvahekordi ei esine IPSS 5</text:p>
          </table:table-cell>
          <table:table-cell office:value-type="string">
            <text:p>IPSS 5</text:p>
          </table:table-cell>
          <table:table-cell office:value-type="string">
            <text:p><text:s/>, NIH 7 .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99235">
            <text:p>14899235</text:p>
          </table:table-cell>
          <table:table-cell office:value-type="float" office:value="160469146">
            <text:p>160469146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2-10-19</text:p>
          </table:table-cell>
          <table:table-cell office:value-type="float" office:value="673037071649">
            <text:p>6730370716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: kilpnäärme ravimit suguelu ei IPSS 5</text:p>
          </table:table-cell>
          <table:table-cell office:value-type="string">
            <text:p>IPSS 5</text:p>
          </table:table-cell>
          <table:table-cell office:value-type="string">
            <text:p><text:s/>, NIH 0 Määratud : / Nickeli te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06483">
            <text:p>12806483</text:p>
          </table:table-cell>
          <table:table-cell office:value-type="float" office:value="187661084">
            <text:p>187661084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673030522954">
            <text:p>6730305229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5</text:p>
          </table:table-cell>
          <table:table-cell office:value-type="string">
            <text:p><text:s/>Jääb jälgimisele , PSA kontroll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69213">
            <text:p>17369213</text:p>
          </table:table-cell>
          <table:table-cell office:value-type="float" office:value="208089088">
            <text:p>208089088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678214567">
            <text:p>546782145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rotseduuri eelne IPSS 5p</text:p>
          </table:table-cell>
          <table:table-cell office:value-type="string">
            <text:p>IPSS 5p</text:p>
          </table:table-cell>
          <table:table-cell office:value-type="string">
            <text:p><text:s/>ning IEEF : 19pEesnääre rektaal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71467">
            <text:p>10671467</text:p>
          </table:table-cell>
          <table:table-cell office:value-type="float" office:value="179587312">
            <text:p>179587312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73030441489">
            <text:p>6730304414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44363">
            <text:p>12444363</text:p>
          </table:table-cell>
          <table:table-cell office:value-type="float" office:value="200298605">
            <text:p>200298605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97895339182">
            <text:p>978953391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5p</text:p>
          </table:table-cell>
          <table:table-cell office:value-type="string">
            <text:p>NIH 0pRavimeid ei tarvita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80438">
            <text:p>12880438</text:p>
          </table:table-cell>
          <table:table-cell office:value-type="float" office:value="197741961">
            <text:p>197741961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435186318">
            <text:p>984351863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e ja soovitused : 16.09.2013 - IPSS 5</text:p>
          </table:table-cell>
          <table:table-cell office:value-type="string">
            <text:p>IPSS 5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03728">
            <text:p>19303728</text:p>
          </table:table-cell>
          <table:table-cell office:value-type="float" office:value="184736056">
            <text:p>184736056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513520238">
            <text:p>685135202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ed , kusemise algus taksitatud IPSS 5p</text:p>
          </table:table-cell>
          <table:table-cell office:value-type="string">
            <text:p>IPSS 5p</text:p>
          </table:table-cell>
          <table:table-cell office:value-type="string">
            <text:p><text:s/>PSA 0,699ng/ml , varasem PSA 1,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94809">
            <text:p>22094809</text:p>
          </table:table-cell>
          <table:table-cell office:value-type="float" office:value="190422972">
            <text:p>190422972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673030328706">
            <text:p>6730303287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12 nov , siis olnud 2,6 ng/ml , IPSS 5</text:p>
          </table:table-cell>
          <table:table-cell office:value-type="string">
            <text:p>IPSS 5</text:p>
          </table:table-cell>
          <table:table-cell office:value-type="string">
            <text:p><text:s/>, NIH 0 Teeb PSA perearstil Nõu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43473">
            <text:p>17443473</text:p>
          </table:table-cell>
          <table:table-cell office:value-type="float" office:value="193610848">
            <text:p>193610848</text:p>
          </table:table-cell>
          <table:table-cell office:value-type="string">
            <text:p>2013-08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9464">
            <text:p>6730304194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aebused vähesed - IPSS 5 punkti</text:p>
          </table:table-cell>
          <table:table-cell office:value-type="string">
            <text:p>IPSS 5 punkti</text:p>
          </table:table-cell>
          <table:table-cell office:value-type="string">
            <text:p><text:s/>- olul dünaamikata võrreldes de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32126">
            <text:p>4032126</text:p>
          </table:table-cell>
          <table:table-cell office:value-type="float" office:value="124162135">
            <text:p>124162135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15624768701">
            <text:p>156247687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roflow Qmax 13,9ml/s , IPSS 5p</text:p>
          </table:table-cell>
          <table:table-cell office:value-type="string">
            <text:p>IPSS 5p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83017">
            <text:p>21383017</text:p>
          </table:table-cell>
          <table:table-cell office:value-type="float" office:value="185039753">
            <text:p>185039753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6063371">
            <text:p>6730460633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son 5p ( andmed ITKs ). TRUS : IPSS 5p</text:p>
          </table:table-cell>
          <table:table-cell office:value-type="string">
            <text:p>IPSS 5p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62489">
            <text:p>3862489</text:p>
          </table:table-cell>
          <table:table-cell office:value-type="float" office:value="137946558">
            <text:p>137946558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23620895197">
            <text:p>236208951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ing 5 punkti</text:p>
          </table:table-cell>
          <table:table-cell office:value-type="string">
            <text:p><text:s/>ja pt kaebusi ei ole Pt käib tö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97306">
            <text:p>11697306</text:p>
          </table:table-cell>
          <table:table-cell office:value-type="float" office:value="160467793">
            <text:p>160467793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2-11-08</text:p>
          </table:table-cell>
          <table:table-cell office:value-type="float" office:value="673030357350">
            <text:p>6730303573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</text:p>
          </table:table-cell>
          <table:table-cell office:value-type="string">
            <text:p><text:s/>, kusemine sagenenud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45150">
            <text:p>18345150</text:p>
          </table:table-cell>
          <table:table-cell office:value-type="float" office:value="160256580">
            <text:p>160256580</text:p>
          </table:table-cell>
          <table:table-cell office:value-type="string">
            <text:p>2013-02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484844821">
            <text:p>694848448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õhulahtisus - seostab Flosiniga IPSS 5p</text:p>
          </table:table-cell>
          <table:table-cell office:value-type="string">
            <text:p>IPSS 5p</text:p>
          </table:table-cell>
          <table:table-cell office:value-type="string">
            <text:p><text:s/>- flosin lõpetatud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86511">
            <text:p>24686511</text:p>
          </table:table-cell>
          <table:table-cell office:value-type="float" office:value="160469146">
            <text:p>160469146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2-10-19</text:p>
          </table:table-cell>
          <table:table-cell office:value-type="float" office:value="673037071649">
            <text:p>6730370716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: kilpnäärme ravimit suguelu ei IPSS 5</text:p>
          </table:table-cell>
          <table:table-cell office:value-type="string">
            <text:p>IPSS 5</text:p>
          </table:table-cell>
          <table:table-cell office:value-type="string">
            <text:p><text:s/>, NIH 0 Määratud : / Nickeli te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92403">
            <text:p>21992403</text:p>
          </table:table-cell>
          <table:table-cell office:value-type="float" office:value="160467558">
            <text:p>160467558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673030357288">
            <text:p>6730303572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5p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60456">
            <text:p>21360456</text:p>
          </table:table-cell>
          <table:table-cell office:value-type="float" office:value="185039098">
            <text:p>185039098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77070">
            <text:p>6730304770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gleason 6pTRUS : eesnääre 31,2ccIPSS 5p</text:p>
          </table:table-cell>
          <table:table-cell office:value-type="string">
            <text:p>IPSS 5p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60723">
            <text:p>22960723</text:p>
          </table:table-cell>
          <table:table-cell office:value-type="float" office:value="160256580">
            <text:p>160256580</text:p>
          </table:table-cell>
          <table:table-cell office:value-type="string">
            <text:p>2013-02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484844821">
            <text:p>694848448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õhulahtisus - seostab Flosiniga IPSS 5p</text:p>
          </table:table-cell>
          <table:table-cell office:value-type="string">
            <text:p>IPSS 5p</text:p>
          </table:table-cell>
          <table:table-cell office:value-type="string">
            <text:p><text:s/>- flosin lõpetatud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70016">
            <text:p>3370016</text:p>
          </table:table-cell>
          <table:table-cell office:value-type="float" office:value="135174977">
            <text:p>135174977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682134713">
            <text:p>606821347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riini juga N IPSS -5 punkti</text:p>
          </table:table-cell>
          <table:table-cell office:value-type="string">
            <text:p>IPSS -5 punkti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85768">
            <text:p>21585768</text:p>
          </table:table-cell>
          <table:table-cell office:value-type="float" office:value="195432309">
            <text:p>195432309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673030488468">
            <text:p>6730304884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5</text:p>
          </table:table-cell>
          <table:table-cell office:value-type="string">
            <text:p><text:s/>, NIH 6 Obj Praepuutsium liigub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13771">
            <text:p>21913771</text:p>
          </table:table-cell>
          <table:table-cell office:value-type="float" office:value="209251453">
            <text:p>209251453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97631267572">
            <text:p>976312675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s , kaebuseks kerge düsuuria , IPSS 5</text:p>
          </table:table-cell>
          <table:table-cell office:value-type="string">
            <text:p>IPSS 5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9101">
            <text:p>5489101</text:p>
          </table:table-cell>
          <table:table-cell office:value-type="float" office:value="90917927">
            <text:p>90917927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81868672087">
            <text:p>8186867208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5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52293">
            <text:p>21652293</text:p>
          </table:table-cell>
          <table:table-cell office:value-type="float" office:value="174188770">
            <text:p>174188770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94260837886">
            <text:p>942608378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99557">
            <text:p>17899557</text:p>
          </table:table-cell>
          <table:table-cell office:value-type="float" office:value="208081999">
            <text:p>208081999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77070">
            <text:p>6730304770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gleason 6pTRUS : eesnääre 31,2ccIPSS 5p</text:p>
          </table:table-cell>
          <table:table-cell office:value-type="string">
            <text:p>IPSS 5p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91751">
            <text:p>21791751</text:p>
          </table:table-cell>
          <table:table-cell office:value-type="float" office:value="210358084">
            <text:p>210358084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673030455953">
            <text:p>6730304559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</text:p>
          </table:table-cell>
          <table:table-cell office:value-type="string">
            <text:p><text:s/>, NIH 6 Testo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15112">
            <text:p>22915112</text:p>
          </table:table-cell>
          <table:table-cell office:value-type="float" office:value="187490813">
            <text:p>187490813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2013-07-09</text:p>
          </table:table-cell>
          <table:table-cell office:value-type="float" office:value="673030318119">
            <text:p>6730303181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02620">
            <text:p>3302620</text:p>
          </table:table-cell>
          <table:table-cell office:value-type="float" office:value="83917515">
            <text:p>83917515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866044956">
            <text:p>368660449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Düsuurilised kaebused , IPSS - 6</text:p>
          </table:table-cell>
          <table:table-cell office:value-type="string">
            <text:p>IPSS - 6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11082">
            <text:p>11111082</text:p>
          </table:table-cell>
          <table:table-cell office:value-type="float" office:value="210358084">
            <text:p>210358084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673030455953">
            <text:p>6730304559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</text:p>
          </table:table-cell>
          <table:table-cell office:value-type="string">
            <text:p><text:s/>, NIH 6 Testo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23129">
            <text:p>22023129</text:p>
          </table:table-cell>
          <table:table-cell office:value-type="float" office:value="166517106">
            <text:p>166517106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38453533447">
            <text:p>384535334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p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14059">
            <text:p>11414059</text:p>
          </table:table-cell>
          <table:table-cell office:value-type="float" office:value="166517106">
            <text:p>166517106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38453533447">
            <text:p>384535334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p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29406">
            <text:p>13229406</text:p>
          </table:table-cell>
          <table:table-cell office:value-type="float" office:value="212020818">
            <text:p>212020818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27612558083">
            <text:p>276125580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ühjenedes tuleb rohkelt verd . IPSS 6</text:p>
          </table:table-cell>
          <table:table-cell office:value-type="string">
            <text:p>IPSS 6</text:p>
          </table:table-cell>
          <table:table-cell office:value-type="string">
            <text:p><text:s/>, NIH 0 .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34656">
            <text:p>23734656</text:p>
          </table:table-cell>
          <table:table-cell office:value-type="float" office:value="166173394">
            <text:p>166173394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88854727067">
            <text:p>888547270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p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16465">
            <text:p>24516465</text:p>
          </table:table-cell>
          <table:table-cell office:value-type="float" office:value="172990298">
            <text:p>172990298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3-19</text:p>
          </table:table-cell>
          <table:table-cell office:value-type="float" office:value="673030499078">
            <text:p>6730304990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 p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17712">
            <text:p>9517712</text:p>
          </table:table-cell>
          <table:table-cell office:value-type="float" office:value="170122721">
            <text:p>170122721</text:p>
          </table:table-cell>
          <table:table-cell office:value-type="string">
            <text:p>2013-04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5753916413">
            <text:p>9575391641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RUS : eesnääre 49cc IPSS : 6p</text:p>
          </table:table-cell>
          <table:table-cell office:value-type="string">
            <text:p>IPSS : 6p</text:p>
          </table:table-cell>
          <table:table-cell office:value-type="string">
            <text:p>IEEF : 9pDRE : normleid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84159">
            <text:p>21884159</text:p>
          </table:table-cell>
          <table:table-cell office:value-type="float" office:value="214413955">
            <text:p>214413955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77701281874">
            <text:p>777012818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tagasi tekkinud peenisele vill IPSS 6</text:p>
          </table:table-cell>
          <table:table-cell office:value-type="string">
            <text:p>IPSS 6</text:p>
          </table:table-cell>
          <table:table-cell office:value-type="string">
            <text:p><text:s/>( 1-1-0-3-0-0-1 ) testo endisel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7018">
            <text:p>21427018</text:p>
          </table:table-cell>
          <table:table-cell office:value-type="float" office:value="166860763">
            <text:p>166860763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38453533447">
            <text:p>384535334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p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01571">
            <text:p>21401571</text:p>
          </table:table-cell>
          <table:table-cell office:value-type="float" office:value="169622087">
            <text:p>169622087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708767454">
            <text:p>487087674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s sagaras normleid IEEF-514p , IPSS 6p</text:p>
          </table:table-cell>
          <table:table-cell office:value-type="string">
            <text:p>IPSS 6p</text:p>
          </table:table-cell>
          <table:table-cell office:value-type="string">
            <text:p><text:s/>01.12.2011 Teostatud eesnäärme 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14077">
            <text:p>11414077</text:p>
          </table:table-cell>
          <table:table-cell office:value-type="float" office:value="166517106">
            <text:p>166517106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38453533447">
            <text:p>384535334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p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54161">
            <text:p>24154161</text:p>
          </table:table-cell>
          <table:table-cell office:value-type="float" office:value="162538296">
            <text:p>162538296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673030443481">
            <text:p>6730304434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6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60857">
            <text:p>22260857</text:p>
          </table:table-cell>
          <table:table-cell office:value-type="float" office:value="160466622">
            <text:p>160466622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673043240208">
            <text:p>6730432402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7</text:p>
          </table:table-cell>
          <table:table-cell office:value-type="string">
            <text:p><text:s/>, NÜ - 0 , kusemine päevasel aj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33397">
            <text:p>5933397</text:p>
          </table:table-cell>
          <table:table-cell office:value-type="float" office:value="85556400">
            <text:p>85556400</text:p>
          </table:table-cell>
          <table:table-cell office:value-type="string">
            <text:p>2012-03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9604562615">
            <text:p>8960456261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garas 1/6 Gleason 6p adenoca NASIPSS 7p</text:p>
          </table:table-cell>
          <table:table-cell office:value-type="string">
            <text:p>IPSS 7p</text:p>
          </table:table-cell>
          <table:table-cell office:value-type="string">
            <text:p>IEEF-515pDRE : palpatoorse leiut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85167">
            <text:p>20085167</text:p>
          </table:table-cell>
          <table:table-cell office:value-type="float" office:value="196963603">
            <text:p>196963603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77800895977">
            <text:p>778008959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97487">
            <text:p>13997487</text:p>
          </table:table-cell>
          <table:table-cell office:value-type="float" office:value="160469955">
            <text:p>160469955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83806843419">
            <text:p>838068434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7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18220">
            <text:p>22418220</text:p>
          </table:table-cell>
          <table:table-cell office:value-type="float" office:value="162536414">
            <text:p>162536414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74956551524">
            <text:p>749565515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- 1-0-0-1/1-1/4-3/0-2/1-2/4 IPSS - 7</text:p>
          </table:table-cell>
          <table:table-cell office:value-type="string">
            <text:p>IPSS - 7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47669">
            <text:p>13847669</text:p>
          </table:table-cell>
          <table:table-cell office:value-type="float" office:value="203205470">
            <text:p>203205470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356963042">
            <text:p>613569630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* 24.09.2013 : IPSS 7p</text:p>
          </table:table-cell>
          <table:table-cell office:value-type="string">
            <text:p>IPSS 7p</text:p>
          </table:table-cell>
          <table:table-cell office:value-type="string">
            <text:p><text:s/>( nõrga raskusatmega smpt-d )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22752">
            <text:p>22722752</text:p>
          </table:table-cell>
          <table:table-cell office:value-type="float" office:value="207639390">
            <text:p>207639390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73030479310">
            <text:p>6730304793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</text:p>
          </table:table-cell>
          <table:table-cell office:value-type="string">
            <text:p><text:s/>, NIH 7 Obj Praepuutsium liigub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28190">
            <text:p>22928190</text:p>
          </table:table-cell>
          <table:table-cell office:value-type="float" office:value="165502192">
            <text:p>165502192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1-11-23</text:p>
          </table:table-cell>
          <table:table-cell office:value-type="float" office:value="77266277033">
            <text:p>772662770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lat Alkoholiprobleemid PSA 6,73IPSS 7 p</text:p>
          </table:table-cell>
          <table:table-cell office:value-type="string">
            <text:p>IPSS 7 p</text:p>
          </table:table-cell>
          <table:table-cell office:value-type="string">
            <text:p>alli Ni test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54207">
            <text:p>13654207</text:p>
          </table:table-cell>
          <table:table-cell office:value-type="float" office:value="160466062">
            <text:p>160466062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69773951247">
            <text:p>697739512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7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32163">
            <text:p>14632163</text:p>
          </table:table-cell>
          <table:table-cell office:value-type="float" office:value="161346635">
            <text:p>161346635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2-08-03</text:p>
          </table:table-cell>
          <table:table-cell office:value-type="float" office:value="673030316119">
            <text:p>6730303161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Jääkuriin 180 ml IPSS 7</text:p>
          </table:table-cell>
          <table:table-cell office:value-type="string">
            <text:p>IPSS 7</text:p>
          </table:table-cell>
          <table:table-cell office:value-type="string">
            <text:p><text:s/>, NIH 0 Suguelu elab kuid harva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04968">
            <text:p>6604968</text:p>
          </table:table-cell>
          <table:table-cell office:value-type="float" office:value="152941765">
            <text:p>152941765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3585431319">
            <text:p>1358543131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inoom Gleason 6pPSA 9,937ng/ml IPSS 7p</text:p>
          </table:table-cell>
          <table:table-cell office:value-type="string">
            <text:p>IPSS 7p</text:p>
          </table:table-cell>
          <table:table-cell office:value-type="string">
            <text:p>IEEF : 13pEesnääre rektaalselt m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69627">
            <text:p>12469627</text:p>
          </table:table-cell>
          <table:table-cell office:value-type="float" office:value="160469110">
            <text:p>160469110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2-10-05</text:p>
          </table:table-cell>
          <table:table-cell office:value-type="float" office:value="86057747982">
            <text:p>860577479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 15 aastat Naine terve NIH 5 , IPSS 7</text:p>
          </table:table-cell>
          <table:table-cell office:value-type="string">
            <text:p>IPSS 7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52342">
            <text:p>22052342</text:p>
          </table:table-cell>
          <table:table-cell office:value-type="float" office:value="212042961">
            <text:p>212042961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61871434851">
            <text:p>618714348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83536">
            <text:p>23683536</text:p>
          </table:table-cell>
          <table:table-cell office:value-type="float" office:value="200542790">
            <text:p>200542790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23508377625">
            <text:p>235083776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z Ass , Metformiin suguelu elab IPSS 7</text:p>
          </table:table-cell>
          <table:table-cell office:value-type="string">
            <text:p>IPSS 7</text:p>
          </table:table-cell>
          <table:table-cell office:value-type="string">
            <text:p><text:s/>, NIH 5 Obj Praepuutsium liigub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53935">
            <text:p>14153935</text:p>
          </table:table-cell>
          <table:table-cell office:value-type="float" office:value="196992698">
            <text:p>196992698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21700748027">
            <text:p>217007480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ul sagenenud öine urineerimine IPSS 7</text:p>
          </table:table-cell>
          <table:table-cell office:value-type="string">
            <text:p>IPSS 7</text:p>
          </table:table-cell>
          <table:table-cell office:value-type="string">
            <text:p><text:s/>, NIH 0 .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64737">
            <text:p>21864737</text:p>
          </table:table-cell>
          <table:table-cell office:value-type="float" office:value="183308858">
            <text:p>183308858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18327573137">
            <text:p>183275731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7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82753">
            <text:p>24482753</text:p>
          </table:table-cell>
          <table:table-cell office:value-type="float" office:value="161346635">
            <text:p>161346635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2-08-03</text:p>
          </table:table-cell>
          <table:table-cell office:value-type="float" office:value="673030316119">
            <text:p>6730303161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Jääkuriin 180 ml IPSS 7</text:p>
          </table:table-cell>
          <table:table-cell office:value-type="string">
            <text:p>IPSS 7</text:p>
          </table:table-cell>
          <table:table-cell office:value-type="string">
            <text:p><text:s/>, NIH 0 Suguelu elab kuid harva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60265">
            <text:p>23060265</text:p>
          </table:table-cell>
          <table:table-cell office:value-type="float" office:value="191605882">
            <text:p>191605882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673030535606">
            <text:p>6730305356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p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87351">
            <text:p>11587351</text:p>
          </table:table-cell>
          <table:table-cell office:value-type="float" office:value="172151938">
            <text:p>172151938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23508377625">
            <text:p>235083776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z Ass , Metformiin suguelu elab IPSS 7</text:p>
          </table:table-cell>
          <table:table-cell office:value-type="string">
            <text:p>IPSS 7</text:p>
          </table:table-cell>
          <table:table-cell office:value-type="string">
            <text:p><text:s/>, NIH 5 Obj Praepuutsium liigub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73890">
            <text:p>24673890</text:p>
          </table:table-cell>
          <table:table-cell office:value-type="float" office:value="171896452">
            <text:p>171896452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72441176303">
            <text:p>724411763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tlõpuosatervis okkusemine ok - ipss 7p</text:p>
          </table:table-cell>
          <table:table-cell office:value-type="string">
            <text:p>ipss 7p</text:p>
          </table:table-cell>
          <table:table-cell office:value-type="string">
            <text:p>lapsed ravikuuri järel al 2003sp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52571">
            <text:p>11452571</text:p>
          </table:table-cell>
          <table:table-cell office:value-type="float" office:value="212042961">
            <text:p>212042961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61871434851">
            <text:p>618714348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57983">
            <text:p>13757983</text:p>
          </table:table-cell>
          <table:table-cell office:value-type="float" office:value="212731754">
            <text:p>212731754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673030422239">
            <text:p>6730304222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p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82011">
            <text:p>23982011</text:p>
          </table:table-cell>
          <table:table-cell office:value-type="float" office:value="172397750">
            <text:p>172397750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673030366542">
            <text:p>6730303665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7</text:p>
          </table:table-cell>
          <table:table-cell office:value-type="string">
            <text:p><text:s/>( ei oska " õieti " vastata )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0743">
            <text:p>1870743</text:p>
          </table:table-cell>
          <table:table-cell office:value-type="float" office:value="122522772">
            <text:p>122522772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756360143">
            <text:p>177563601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2,1 ; nüüd 3,49ng/mL IPSS 7 punkti</text:p>
          </table:table-cell>
          <table:table-cell office:value-type="string">
            <text:p>IPSS 7 punkti</text:p>
          </table:table-cell>
          <table:table-cell office:value-type="string">
            <text:p><text:s/>( urineerimise alustamine nõuab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24366">
            <text:p>12924366</text:p>
          </table:table-cell>
          <table:table-cell office:value-type="float" office:value="211841703">
            <text:p>211841703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737311412">
            <text:p>427373114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tamise potentsi langemise tõttuIPSS - 8</text:p>
          </table:table-cell>
          <table:table-cell office:value-type="string">
            <text:p>IPSS - 8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06869">
            <text:p>22706869</text:p>
          </table:table-cell>
          <table:table-cell office:value-type="float" office:value="170207762">
            <text:p>170207762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673035773122">
            <text:p>6730357731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8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33697">
            <text:p>5633697</text:p>
          </table:table-cell>
          <table:table-cell office:value-type="float" office:value="137342244">
            <text:p>137342244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9-07</text:p>
          </table:table-cell>
          <table:table-cell office:value-type="float" office:value="24414745582">
            <text:p>2441474558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8 p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64514">
            <text:p>20464514</text:p>
          </table:table-cell>
          <table:table-cell office:value-type="float" office:value="218911206">
            <text:p>218911206</text:p>
          </table:table-cell>
          <table:table-cell office:value-type="string">
            <text:p>2013-12-28</text:p>
          </table:table-cell>
          <table:table-cell office:value-type="string">
            <text:p>A</text:p>
          </table:table-cell>
          <table:table-cell office:value-type="string">
            <text:p>2013-10-12</text:p>
          </table:table-cell>
          <table:table-cell office:value-type="float" office:value="18332380363">
            <text:p>183323803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p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85272">
            <text:p>12285272</text:p>
          </table:table-cell>
          <table:table-cell office:value-type="float" office:value="208879182">
            <text:p>208879182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794031164">
            <text:p>547940311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13.11.13 IPSS 8p</text:p>
          </table:table-cell>
          <table:table-cell office:value-type="string">
            <text:p>IPSS 8p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49342">
            <text:p>2649342</text:p>
          </table:table-cell>
          <table:table-cell office:value-type="float" office:value="140391849">
            <text:p>140391849</text:p>
          </table:table-cell>
          <table:table-cell office:value-type="string">
            <text:p>2012-10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225243661">
            <text:p>962252436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</text:p>
          </table:table-cell>
          <table:table-cell office:value-type="string">
            <text:p><text:s/>-&gt; alfa1-blokaatoriga praegu ei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56563">
            <text:p>21356563</text:p>
          </table:table-cell>
          <table:table-cell office:value-type="float" office:value="200106962">
            <text:p>200106962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059364345">
            <text:p>850593643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ransabodminaalselt eenääre 39cc IPSS 8p</text:p>
          </table:table-cell>
          <table:table-cell office:value-type="string">
            <text:p>IPSS 8p</text:p>
          </table:table-cell>
          <table:table-cell office:value-type="string">
            <text:p><text:s/>- noktuuria 1x ( sõltub tarbita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14659">
            <text:p>23614659</text:p>
          </table:table-cell>
          <table:table-cell office:value-type="float" office:value="174890640">
            <text:p>174890640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64737158295">
            <text:p>647371582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</text:p>
          </table:table-cell>
          <table:table-cell table:formula="of:=1+1+1+0+2+1+2" office:value-type="float" office:value="8">
            <text:p>8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99239">
            <text:p>21699239</text:p>
          </table:table-cell>
          <table:table-cell office:value-type="float" office:value="168695109">
            <text:p>168695109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92098120677">
            <text:p>920981206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8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58883">
            <text:p>9558883</text:p>
          </table:table-cell>
          <table:table-cell office:value-type="float" office:value="215258419">
            <text:p>215258419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5891991004">
            <text:p>4589199100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äre 35.4ccUroflow : Qave 20 ml/sIPSS : 8p</text:p>
          </table:table-cell>
          <table:table-cell office:value-type="string">
            <text:p>IPSS : 8p</text:p>
          </table:table-cell>
          <table:table-cell office:value-type="string">
            <text:p>IEEF-5 : 18p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19011">
            <text:p>23619011</text:p>
          </table:table-cell>
          <table:table-cell office:value-type="float" office:value="204675482">
            <text:p>204675482</text:p>
          </table:table-cell>
          <table:table-cell office:value-type="string">
            <text:p>2012-08-03</text:p>
          </table:table-cell>
          <table:table-cell office:value-type="string">
            <text:p>A</text:p>
          </table:table-cell>
          <table:table-cell office:value-type="string">
            <text:p>2012-07-30</text:p>
          </table:table-cell>
          <table:table-cell office:value-type="float" office:value="673030475356">
            <text:p>6730304753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41898">
            <text:p>9541898</text:p>
          </table:table-cell>
          <table:table-cell office:value-type="float" office:value="182633936">
            <text:p>182633936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0645930083">
            <text:p>3064593008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- sealt ka biopsiad positiived IPSS 8p</text:p>
          </table:table-cell>
          <table:table-cell office:value-type="string">
            <text:p>IPSS 8p</text:p>
          </table:table-cell>
          <table:table-cell office:value-type="string">
            <text:p>IEEF : 13p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09638">
            <text:p>24309638</text:p>
          </table:table-cell>
          <table:table-cell office:value-type="float" office:value="178550140">
            <text:p>178550140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87429497432">
            <text:p>874294974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8</text:p>
          </table:table-cell>
          <table:table-cell office:value-type="string">
            <text:p><text:s/>Teostatud analüüsides :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55979">
            <text:p>22655979</text:p>
          </table:table-cell>
          <table:table-cell office:value-type="float" office:value="199963030">
            <text:p>199963030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673030353883">
            <text:p>6730303538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16964">
            <text:p>19916964</text:p>
          </table:table-cell>
          <table:table-cell office:value-type="float" office:value="191681742">
            <text:p>191681742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5312">
            <text:p>6730303953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n ei häiri eriti , piiripealne IPSS 8</text:p>
          </table:table-cell>
          <table:table-cell office:value-type="string">
            <text:p>IPSS 8</text:p>
          </table:table-cell>
          <table:table-cell office:value-type="string">
            <text:p><text:s/>, PSA 1,41 , uriin aeroobidele-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96267">
            <text:p>14596267</text:p>
          </table:table-cell>
          <table:table-cell office:value-type="float" office:value="160469553">
            <text:p>160469553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90234645915">
            <text:p>902346459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p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67961">
            <text:p>11467961</text:p>
          </table:table-cell>
          <table:table-cell office:value-type="float" office:value="205578898">
            <text:p>20557889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673038399522">
            <text:p>6730383995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nam südames valusid ei põhjustaIPSS=8</text:p>
          </table:table-cell>
          <table:table-cell office:value-type="string">
            <text:p>IPSS=8</text:p>
          </table:table-cell>
          <table:table-cell office:value-type="string">
            <text:p>-9 palli , nüktuuria juhtivaltse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06128">
            <text:p>14406128</text:p>
          </table:table-cell>
          <table:table-cell office:value-type="float" office:value="178550140">
            <text:p>178550140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87429497432">
            <text:p>874294974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8</text:p>
          </table:table-cell>
          <table:table-cell office:value-type="string">
            <text:p><text:s/>Teostatud analüüsides :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65827">
            <text:p>19565827</text:p>
          </table:table-cell>
          <table:table-cell office:value-type="float" office:value="202209564">
            <text:p>202209564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673030534968">
            <text:p>6730305349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= 8 punkti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61001">
            <text:p>11561001</text:p>
          </table:table-cell>
          <table:table-cell office:value-type="float" office:value="168946102">
            <text:p>168946102</text:p>
          </table:table-cell>
          <table:table-cell office:value-type="string">
            <text:p>2011-09-22</text:p>
          </table:table-cell>
          <table:table-cell office:value-type="string">
            <text:p>A</text:p>
          </table:table-cell>
          <table:table-cell office:value-type="string">
            <text:p>2011-09-21</text:p>
          </table:table-cell>
          <table:table-cell office:value-type="float" office:value="673030341944">
            <text:p>6730303419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8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70779">
            <text:p>22470779</text:p>
          </table:table-cell>
          <table:table-cell office:value-type="float" office:value="211493421">
            <text:p>211493421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673030402845">
            <text:p>6730304028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8p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83052">
            <text:p>24683052</text:p>
          </table:table-cell>
          <table:table-cell office:value-type="float" office:value="164624984">
            <text:p>164624984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673030533510">
            <text:p>6730305335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p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81728">
            <text:p>18681728</text:p>
          </table:table-cell>
          <table:table-cell office:value-type="float" office:value="189740361">
            <text:p>189740361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800570134">
            <text:p>278005701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- 8</text:p>
          </table:table-cell>
          <table:table-cell office:value-type="string">
            <text:p><text:s/>Obj : RR 149/80 .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28436">
            <text:p>19228436</text:p>
          </table:table-cell>
          <table:table-cell office:value-type="float" office:value="211315222">
            <text:p>211315222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760964560">
            <text:p>857609645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�� ebaregulaarne , RR 140/80 , IPSS 8</text:p>
          </table:table-cell>
          <table:table-cell office:value-type="string">
            <text:p>IPSS 8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84056">
            <text:p>23284056</text:p>
          </table:table-cell>
          <table:table-cell office:value-type="float" office:value="182750413">
            <text:p>182750413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1-10-06</text:p>
          </table:table-cell>
          <table:table-cell office:value-type="float" office:value="73066922384">
            <text:p>730669223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s , kuna hoopsit vastu peenist IPSS-8</text:p>
          </table:table-cell>
          <table:table-cell office:value-type="string">
            <text:p>IPSS-8</text:p>
          </table:table-cell>
          <table:table-cell office:value-type="string">
            <text:p>PSA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96250">
            <text:p>14496250</text:p>
          </table:table-cell>
          <table:table-cell office:value-type="float" office:value="179445806">
            <text:p>179445806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73030412924">
            <text:p>6730304129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8 , IPSS 8</text:p>
          </table:table-cell>
          <table:table-cell office:value-type="string">
            <text:p>IPSS 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49011">
            <text:p>23749011</text:p>
          </table:table-cell>
          <table:table-cell office:value-type="float" office:value="166166790">
            <text:p>166166790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20220535871">
            <text:p>202205358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rti kaebused vähenenud NIH 5 , IPSS 9</text:p>
          </table:table-cell>
          <table:table-cell office:value-type="string">
            <text:p>IPSS 9</text:p>
          </table:table-cell>
          <table:table-cell office:value-type="string">
            <text:p><text:s/>Püsisuhe 10 aastat , suguelu ha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44076">
            <text:p>24244076</text:p>
          </table:table-cell>
          <table:table-cell office:value-type="float" office:value="160470585">
            <text:p>160470585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37075679304">
            <text:p>370756793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9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62892">
            <text:p>23762892</text:p>
          </table:table-cell>
          <table:table-cell office:value-type="float" office:value="160466518">
            <text:p>160466518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74727126376">
            <text:p>747271263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9p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71418">
            <text:p>12571418</text:p>
          </table:table-cell>
          <table:table-cell office:value-type="float" office:value="207400626">
            <text:p>207400626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73030376764">
            <text:p>6730303767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Juhuvahekordi ei esine NIH 7 , IPSS 9</text:p>
          </table:table-cell>
          <table:table-cell office:value-type="string">
            <text:p>IPSS 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78051">
            <text:p>19278051</text:p>
          </table:table-cell>
          <table:table-cell office:value-type="float" office:value="181837878">
            <text:p>181837878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016748014">
            <text:p>980167480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äna IPSS = 9</text:p>
          </table:table-cell>
          <table:table-cell office:value-type="string">
            <text:p>IPSS = 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48376">
            <text:p>2948376</text:p>
          </table:table-cell>
          <table:table-cell office:value-type="float" office:value="125251707">
            <text:p>125251707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431237510">
            <text:p>844312375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92235">
            <text:p>11992235</text:p>
          </table:table-cell>
          <table:table-cell office:value-type="float" office:value="194553917">
            <text:p>194553917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7-31</text:p>
          </table:table-cell>
          <table:table-cell office:value-type="float" office:value="673042494833">
            <text:p>6730424948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ulosiin püsivalt pealoluline ehipss 9 p</text:p>
          </table:table-cell>
          <table:table-cell office:value-type="string">
            <text:p>ipss 9 p</text:p>
          </table:table-cell>
          <table:table-cell office:value-type="string">
            <text:p>alli ( ravi foonil ) obj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61532">
            <text:p>21761532</text:p>
          </table:table-cell>
          <table:table-cell office:value-type="float" office:value="189127713">
            <text:p>189127713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26397821310">
            <text:p>263978213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9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78870">
            <text:p>11178870</text:p>
          </table:table-cell>
          <table:table-cell office:value-type="float" office:value="160469234">
            <text:p>160469234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2-11-15</text:p>
          </table:table-cell>
          <table:table-cell office:value-type="float" office:value="673030357633">
            <text:p>6730303576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p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70694">
            <text:p>11470694</text:p>
          </table:table-cell>
          <table:table-cell office:value-type="float" office:value="175411788">
            <text:p>175411788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673030489000">
            <text:p>6730304890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13310">
            <text:p>23213310</text:p>
          </table:table-cell>
          <table:table-cell office:value-type="float" office:value="175219354">
            <text:p>175219354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673030394828">
            <text:p>6730303948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rostata maht 50,9 ml IPSS 9</text:p>
          </table:table-cell>
          <table:table-cell office:value-type="string">
            <text:p>IPSS 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79961">
            <text:p>11179961</text:p>
          </table:table-cell>
          <table:table-cell office:value-type="float" office:value="162317199">
            <text:p>162317199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1807">
            <text:p>6730304418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: vered ja uriin kontrolliks , IPSS skoor : 9 p</text:p>
          </table:table-cell>
          <table:table-cell office:value-type="string">
            <text:p>IPSS skoor : 9 p</text:p>
          </table:table-cell>
          <table:table-cell office:value-type="string">
            <text:p>alli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59295">
            <text:p>19459295</text:p>
          </table:table-cell>
          <table:table-cell office:value-type="float" office:value="169607052">
            <text:p>169607052</text:p>
          </table:table-cell>
          <table:table-cell office:value-type="string">
            <text:p>2012-04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641345587">
            <text:p>436413455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Obj : RR170/70mmHg , täidetud IPSS-9</text:p>
          </table:table-cell>
          <table:table-cell office:value-type="string">
            <text:p>IPSS-9</text:p>
          </table:table-cell>
          <table:table-cell office:value-type="string">
            <text:p>-p PSA - 2,84 , CHOL - 7,1 , ALA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09709">
            <text:p>3209709</text:p>
          </table:table-cell>
          <table:table-cell office:value-type="float" office:value="84151512">
            <text:p>84151512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18682323561">
            <text:p>186823235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t endaql kaebusi ei ole IPSS skooring 9punkti</text:p>
          </table:table-cell>
          <table:table-cell office:value-type="string">
            <text:p>IPSS skooring 9punkti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41020">
            <text:p>11241020</text:p>
          </table:table-cell>
          <table:table-cell office:value-type="float" office:value="170744021">
            <text:p>170744021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673030403650">
            <text:p>6730304036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9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27169">
            <text:p>21527169</text:p>
          </table:table-cell>
          <table:table-cell office:value-type="float" office:value="193080864">
            <text:p>193080864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8-12</text:p>
          </table:table-cell>
          <table:table-cell office:value-type="float" office:value="673030384744">
            <text:p>6730303847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erearsti juures IPSS 9</text:p>
          </table:table-cell>
          <table:table-cell office:value-type="string">
            <text:p>IPSS 9</text:p>
          </table:table-cell>
          <table:table-cell office:value-type="string">
            <text:p><text:s/>, PSA 3,13 ng/mL Võtab Zoxonit 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95022">
            <text:p>11295022</text:p>
          </table:table-cell>
          <table:table-cell office:value-type="float" office:value="172469964">
            <text:p>172469964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673030474413">
            <text:p>6730304744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p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91374">
            <text:p>14391374</text:p>
          </table:table-cell>
          <table:table-cell office:value-type="float" office:value="208844460">
            <text:p>208844460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83718316556">
            <text:p>837183165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77045">
            <text:p>22977045</text:p>
          </table:table-cell>
          <table:table-cell office:value-type="float" office:value="174877375">
            <text:p>174877375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81212330261">
            <text:p>812123302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</text:p>
          </table:table-cell>
          <table:table-cell office:value-type="string">
            <text:p><text:s/>, juga nõrgem , nüktuuriat 2x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72986">
            <text:p>11072986</text:p>
          </table:table-cell>
          <table:table-cell office:value-type="float" office:value="170809056">
            <text:p>170809056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673030406248">
            <text:p>6730304062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d sagenenud urineerimisvajadus IPSS 9</text:p>
          </table:table-cell>
          <table:table-cell office:value-type="string">
            <text:p>IPSS 9</text:p>
          </table:table-cell>
          <table:table-cell office:value-type="string">
            <text:p><text:s/>, NIH 8 Üldtervis korras , ming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60763">
            <text:p>11760763</text:p>
          </table:table-cell>
          <table:table-cell office:value-type="float" office:value="179426605">
            <text:p>179426605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9630">
            <text:p>6730304496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9p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70236">
            <text:p>18570236</text:p>
          </table:table-cell>
          <table:table-cell office:value-type="float" office:value="201488078">
            <text:p>201488078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585431319">
            <text:p>135854313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 tamsulosin foonil kaebusteta IPSS : 9p</text:p>
          </table:table-cell>
          <table:table-cell office:value-type="string">
            <text:p>IPSS : 9p</text:p>
          </table:table-cell>
          <table:table-cell office:value-type="string">
            <text:p><text:s/>PSA 1,49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45659">
            <text:p>10745659</text:p>
          </table:table-cell>
          <table:table-cell office:value-type="float" office:value="213050046">
            <text:p>213050046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18234153686">
            <text:p>182341536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 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99548">
            <text:p>20899548</text:p>
          </table:table-cell>
          <table:table-cell office:value-type="float" office:value="163048953">
            <text:p>163048953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3463">
            <text:p>6730303334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73250">
            <text:p>13973250</text:p>
          </table:table-cell>
          <table:table-cell office:value-type="float" office:value="175784280">
            <text:p>175784280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673046375195">
            <text:p>6730463751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09223">
            <text:p>13109223</text:p>
          </table:table-cell>
          <table:table-cell office:value-type="float" office:value="172449561">
            <text:p>172449561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51633844789">
            <text:p>516338447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0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76880">
            <text:p>10676880</text:p>
          </table:table-cell>
          <table:table-cell office:value-type="float" office:value="173801607">
            <text:p>173801607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673047346193">
            <text:p>6730473461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68015">
            <text:p>24768015</text:p>
          </table:table-cell>
          <table:table-cell office:value-type="float" office:value="163178624">
            <text:p>163178624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77009975768">
            <text:p>770099757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usemine oluliselt paremipss 10 p</text:p>
          </table:table-cell>
          <table:table-cell office:value-type="string">
            <text:p>ipss 10 p</text:p>
          </table:table-cell>
          <table:table-cell office:value-type="string">
            <text:p>alliveresuhkru kontroll paranenu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90729">
            <text:p>20590729</text:p>
          </table:table-cell>
          <table:table-cell office:value-type="float" office:value="203544507">
            <text:p>203544507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344578588">
            <text:p>123445785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l psa DRE prostata ca suspecti IPSS 10</text:p>
          </table:table-cell>
          <table:table-cell office:value-type="string">
            <text:p>IPSS 10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19727">
            <text:p>17419727</text:p>
          </table:table-cell>
          <table:table-cell office:value-type="float" office:value="191846056">
            <text:p>191846056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046298371">
            <text:p>110462983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Vasemas sagaras normleid PreOP IPSS 10p</text:p>
          </table:table-cell>
          <table:table-cell office:value-type="string">
            <text:p>IPSS 10p</text:p>
          </table:table-cell>
          <table:table-cell office:value-type="string">
            <text:p><text:s/>, IEEF-512p , Uriinikülv kasvut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78107">
            <text:p>14678107</text:p>
          </table:table-cell>
          <table:table-cell office:value-type="float" office:value="210704583">
            <text:p>210704583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433809">
            <text:p>6730304338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4,2 , IPSS 10</text:p>
          </table:table-cell>
          <table:table-cell office:value-type="string">
            <text:p>IPSS 10</text:p>
          </table:table-cell>
          <table:table-cell office:value-type="string">
            <text:p><text:s/>PSA , fPSA , uroflow , jääk , T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90960">
            <text:p>23890960</text:p>
          </table:table-cell>
          <table:table-cell office:value-type="float" office:value="207324446">
            <text:p>207324446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673030539143">
            <text:p>6730305391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+/]){7}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+1+1+1+1+2+3/10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00735">
            <text:p>21900735</text:p>
          </table:table-cell>
          <table:table-cell office:value-type="float" office:value="169729046">
            <text:p>169729046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2-09-27</text:p>
          </table:table-cell>
          <table:table-cell office:value-type="float" office:value="61392436074">
            <text:p>613924360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0p</text:p>
          </table:table-cell>
          <table:table-cell office:value-type="string">
            <text:p><text:s/>Nõustatud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11842">
            <text:p>4911842</text:p>
          </table:table-cell>
          <table:table-cell office:value-type="float" office:value="143669586">
            <text:p>143669586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92418423140">
            <text:p>924184231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0 punkti</text:p>
          </table:table-cell>
          <table:table-cell office:value-type="string">
            <text:p><text:s/>öösel 2 korda , katkendlik juga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67010">
            <text:p>18267010</text:p>
          </table:table-cell>
          <table:table-cell office:value-type="float" office:value="184982581">
            <text:p>184982581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53701">
            <text:p>6730305537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= 10</text:p>
          </table:table-cell>
          <table:table-cell office:value-type="string">
            <text:p>-11 punkti , oli aasta tagasi 4 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62950">
            <text:p>21662950</text:p>
          </table:table-cell>
          <table:table-cell office:value-type="float" office:value="160468196">
            <text:p>160468196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2-11-16</text:p>
          </table:table-cell>
          <table:table-cell office:value-type="float" office:value="673030304146">
            <text:p>6730303041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meid : ei mäleta suguelu ei ela IPSS 10</text:p>
          </table:table-cell>
          <table:table-cell office:value-type="string">
            <text:p>IPSS 10</text:p>
          </table:table-cell>
          <table:table-cell office:value-type="string">
            <text:p><text:s/>, NIH 5 Võetud veri : PSA /dr <text:s/>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61111">
            <text:p>21461111</text:p>
          </table:table-cell>
          <table:table-cell office:value-type="float" office:value="173801607">
            <text:p>173801607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673047346193">
            <text:p>6730473461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52175">
            <text:p>16952175</text:p>
          </table:table-cell>
          <table:table-cell office:value-type="float" office:value="206375447">
            <text:p>20637544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363932704">
            <text:p>913639327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 , uus visiit ( IPSS ) 31.10.13IPSS 10p</text:p>
          </table:table-cell>
          <table:table-cell office:value-type="string">
            <text:p>IPSS 10p</text:p>
          </table:table-cell>
          <table:table-cell office:value-type="string">
            <text:p><text:s/>TRUS 43cc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67453">
            <text:p>19067453</text:p>
          </table:table-cell>
          <table:table-cell office:value-type="float" office:value="206072464">
            <text:p>206072464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046298371">
            <text:p>110462983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Vasemas sagaras normleid PreOP IPSS 10p</text:p>
          </table:table-cell>
          <table:table-cell office:value-type="string">
            <text:p>IPSS 10p</text:p>
          </table:table-cell>
          <table:table-cell office:value-type="string">
            <text:p><text:s/>, IEEF-512p , Uriinikülv kasvut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83975">
            <text:p>13683975</text:p>
          </table:table-cell>
          <table:table-cell office:value-type="float" office:value="196001879">
            <text:p>196001879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3-08-01</text:p>
          </table:table-cell>
          <table:table-cell office:value-type="float" office:value="673030389031">
            <text:p>6730303890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ontrollida eesnäärme seisundit IPSS 10</text:p>
          </table:table-cell>
          <table:table-cell office:value-type="string">
            <text:p>IPSS 10</text:p>
          </table:table-cell>
          <table:table-cell office:value-type="string">
            <text:p><text:s/>, NIH 5 .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12738">
            <text:p>21612738</text:p>
          </table:table-cell>
          <table:table-cell office:value-type="float" office:value="191074259">
            <text:p>191074259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2013-08-05</text:p>
          </table:table-cell>
          <table:table-cell office:value-type="float" office:value="673030445683">
            <text:p>6730304456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+/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05.08.2013 - IPSS 2+2+1+1+2+1+1/10</text:p>
          </table:table-cell>
          <table:table-cell office:value-type="string">
            <text:p>IPSS 2+2+1+1+2+1+1/10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37455">
            <text:p>11037455</text:p>
          </table:table-cell>
          <table:table-cell office:value-type="float" office:value="166500613">
            <text:p>166500613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673030447380">
            <text:p>6730304473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1p</text:p>
          </table:table-cell>
          <table:table-cell/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86400">
            <text:p>9486400</text:p>
          </table:table-cell>
          <table:table-cell office:value-type="float" office:value="167642193">
            <text:p>167642193</text:p>
          </table:table-cell>
          <table:table-cell office:value-type="string">
            <text:p>2013-03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3079985947">
            <text:p>830799859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1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28157">
            <text:p>13828157</text:p>
          </table:table-cell>
          <table:table-cell office:value-type="float" office:value="182733770">
            <text:p>182733770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31006724485">
            <text:p>310067244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1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42778">
            <text:p>18042778</text:p>
          </table:table-cell>
          <table:table-cell office:value-type="float" office:value="186150497">
            <text:p>186150497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517051495">
            <text:p>415170514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eduuri eelselt PSA 9.6 ng/ml , IPSS : 11p</text:p>
          </table:table-cell>
          <table:table-cell office:value-type="string">
            <text:p>IPSS : 11p</text:p>
          </table:table-cell>
          <table:table-cell office:value-type="string">
            <text:p><text:s/>, IEEF : 19p , Eesnääre rektaal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80395">
            <text:p>21480395</text:p>
          </table:table-cell>
          <table:table-cell office:value-type="float" office:value="191312887">
            <text:p>191312887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2013-08-05</text:p>
          </table:table-cell>
          <table:table-cell office:value-type="float" office:value="673030378267">
            <text:p>6730303782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at tagasi uuritud - maht 42 mL IPSS 11</text:p>
          </table:table-cell>
          <table:table-cell office:value-type="string">
            <text:p>IPSS 11</text:p>
          </table:table-cell>
          <table:table-cell office:value-type="string">
            <text:p><text:s/>oli , uroflow ebaõnnestunud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77898">
            <text:p>2777898</text:p>
          </table:table-cell>
          <table:table-cell office:value-type="float" office:value="140993949">
            <text:p>140993949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676033387">
            <text:p>236760333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Vt IPSS . 11punkti</text:p>
          </table:table-cell>
          <table:table-cell office:value-type="string">
            <text:p>IPSS . 11punkti</text:p>
          </table:table-cell>
          <table:table-cell/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66244">
            <text:p>23566244</text:p>
          </table:table-cell>
          <table:table-cell office:value-type="float" office:value="214560849">
            <text:p>214560849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53878961121">
            <text:p>538789611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1p</text:p>
          </table:table-cell>
          <table:table-cell/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84744">
            <text:p>10684744</text:p>
          </table:table-cell>
          <table:table-cell office:value-type="float" office:value="177232894">
            <text:p>177232894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56747248876">
            <text:p>567472488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, ei ole siiani masturbeerinud IPSS 11</text:p>
          </table:table-cell>
          <table:table-cell office:value-type="string">
            <text:p>IPSS 11</text:p>
          </table:table-cell>
          <table:table-cell office:value-type="string">
            <text:p><text:s/>, NIH 7 Obj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91754">
            <text:p>3591754</text:p>
          </table:table-cell>
          <table:table-cell office:value-type="float" office:value="146330368">
            <text:p>146330368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443557451">
            <text:p>304435574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uritud Medita Kliinikus - IPSS 11</text:p>
          </table:table-cell>
          <table:table-cell office:value-type="string">
            <text:p>IPSS 11</text:p>
          </table:table-cell>
          <table:table-cell office:value-type="string">
            <text:p><text:s/>, DRE - maliigsuseta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55860">
            <text:p>2555860</text:p>
          </table:table-cell>
          <table:table-cell office:value-type="float" office:value="146330368">
            <text:p>146330368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443557451">
            <text:p>304435574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uritud Medita Kliinikus - IPSS 11</text:p>
          </table:table-cell>
          <table:table-cell office:value-type="string">
            <text:p>IPSS 11</text:p>
          </table:table-cell>
          <table:table-cell office:value-type="string">
            <text:p><text:s/>, DRE - maliigsuseta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90446">
            <text:p>20690446</text:p>
          </table:table-cell>
          <table:table-cell office:value-type="float" office:value="156610359">
            <text:p>156610359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673041326005">
            <text:p>6730413260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ing 11 punkti</text:p>
          </table:table-cell>
          <table:table-cell office:value-type="string">
            <text:p><text:s/>UH eesnääre 29ml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03584">
            <text:p>22603584</text:p>
          </table:table-cell>
          <table:table-cell office:value-type="float" office:value="209006810">
            <text:p>209006810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39036244724">
            <text:p>390362447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aine terve IPSS 12</text:p>
          </table:table-cell>
          <table:table-cell office:value-type="string">
            <text:p>IPSS 12</text:p>
          </table:table-cell>
          <table:table-cell office:value-type="string">
            <text:p><text:s/>, NIH 12 Obj Praepuutsium liigu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32734">
            <text:p>4932734</text:p>
          </table:table-cell>
          <table:table-cell office:value-type="float" office:value="143669472">
            <text:p>143669472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41150345563">
            <text:p>411503455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 punkti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01543">
            <text:p>21501543</text:p>
          </table:table-cell>
          <table:table-cell office:value-type="float" office:value="167311457">
            <text:p>167311457</text:p>
          </table:table-cell>
          <table:table-cell office:value-type="string">
            <text:p>2011-09-26</text:p>
          </table:table-cell>
          <table:table-cell office:value-type="string">
            <text:p>A</text:p>
          </table:table-cell>
          <table:table-cell office:value-type="string">
            <text:p>2011-09-19</text:p>
          </table:table-cell>
          <table:table-cell office:value-type="float" office:value="65287619678">
            <text:p>652876196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39847">
            <text:p>21839847</text:p>
          </table:table-cell>
          <table:table-cell office:value-type="float" office:value="215530739">
            <text:p>21553073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65272337703">
            <text:p>652723377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d vaagnapiirk valud + düsuuria IPSS 12p</text:p>
          </table:table-cell>
          <table:table-cell office:value-type="string">
            <text:p>IPSS 12p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63454">
            <text:p>22963454</text:p>
          </table:table-cell>
          <table:table-cell office:value-type="float" office:value="159691022">
            <text:p>159691022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673030504495">
            <text:p>6730305044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86298">
            <text:p>23286298</text:p>
          </table:table-cell>
          <table:table-cell office:value-type="float" office:value="181622413">
            <text:p>181622413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79848689042">
            <text:p>798486890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69206">
            <text:p>10669206</text:p>
          </table:table-cell>
          <table:table-cell office:value-type="float" office:value="160471062">
            <text:p>160471062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33402845062">
            <text:p>334028450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44476">
            <text:p>24444476</text:p>
          </table:table-cell>
          <table:table-cell office:value-type="float" office:value="177999431">
            <text:p>177999431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37405243643">
            <text:p>374052436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 punkti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88186">
            <text:p>13888186</text:p>
          </table:table-cell>
          <table:table-cell office:value-type="float" office:value="168946534">
            <text:p>168946534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87488659245">
            <text:p>874886592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86031">
            <text:p>19386031</text:p>
          </table:table-cell>
          <table:table-cell office:value-type="float" office:value="197316894">
            <text:p>197316894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95478">
            <text:p>6730304954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= 12 punkti</text:p>
          </table:table-cell>
          <table:table-cell office:value-type="string">
            <text:p><text:s/>( püsib samal taseme , ca 3 aas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37541">
            <text:p>21137541</text:p>
          </table:table-cell>
          <table:table-cell office:value-type="float" office:value="218911356">
            <text:p>218911356</text:p>
          </table:table-cell>
          <table:table-cell office:value-type="string">
            <text:p>2013-12-28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673030382094">
            <text:p>6730303820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p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41216">
            <text:p>7641216</text:p>
          </table:table-cell>
          <table:table-cell office:value-type="float" office:value="82339472">
            <text:p>82339472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164183964">
            <text:p>3116418396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UTS kaebused ( IPSS 12</text:p>
          </table:table-cell>
          <table:table-cell office:value-type="string">
            <text:p>IPSS 12</text:p>
          </table:table-cell>
          <table:table-cell office:value-type="string">
            <text:p><text:s/>) ei sega QL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12111">
            <text:p>14812111</text:p>
          </table:table-cell>
          <table:table-cell office:value-type="float" office:value="202378254">
            <text:p>202378254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62043645933">
            <text:p>620436459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</text:p>
          </table:table-cell>
          <table:table-cell office:value-type="string">
            <text:p><text:s/>Tegelikult kui täpsustada siis 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50541">
            <text:p>9650541</text:p>
          </table:table-cell>
          <table:table-cell office:value-type="float" office:value="206926945">
            <text:p>206926945</text:p>
          </table:table-cell>
          <table:table-cell office:value-type="string">
            <text:p>2013-11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892846">
            <text:p>67303389284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10 ng/ml , IPSS 12</text:p>
          </table:table-cell>
          <table:table-cell office:value-type="string">
            <text:p>IPSS 12</text:p>
          </table:table-cell>
          <table:table-cell office:value-type="string">
            <text:p><text:s/>, jääkuriin 324 ml , prostata 8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9149">
            <text:p>2039149</text:p>
          </table:table-cell>
          <table:table-cell office:value-type="float" office:value="130256895">
            <text:p>130256895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918084460">
            <text:p>479180844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 punkti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11842">
            <text:p>21611842</text:p>
          </table:table-cell>
          <table:table-cell office:value-type="float" office:value="198366242">
            <text:p>198366242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24863640359">
            <text:p>248636403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55239">
            <text:p>21455239</text:p>
          </table:table-cell>
          <table:table-cell office:value-type="float" office:value="160471062">
            <text:p>160471062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33402845062">
            <text:p>334028450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68598">
            <text:p>11968598</text:p>
          </table:table-cell>
          <table:table-cell office:value-type="float" office:value="193721103">
            <text:p>193721103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673030415268">
            <text:p>6730304152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</text:p>
          </table:table-cell>
          <table:table-cell office:value-type="string">
            <text:p><text:s/>, Q max 18,9 ml/sek , jääkuriin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82857">
            <text:p>21882857</text:p>
          </table:table-cell>
          <table:table-cell office:value-type="float" office:value="173754166">
            <text:p>173754166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71417499499">
            <text:p>714174994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</text:p>
          </table:table-cell>
          <table:table-cell office:value-type="string">
            <text:p><text:s/>. urol ord raviteed , kontroll 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35374">
            <text:p>24235374</text:p>
          </table:table-cell>
          <table:table-cell office:value-type="float" office:value="212330254">
            <text:p>212330254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29</text:p>
          </table:table-cell>
          <table:table-cell office:value-type="float" office:value="12296135153">
            <text:p>122961351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 p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07025">
            <text:p>23407025</text:p>
          </table:table-cell>
          <table:table-cell office:value-type="float" office:value="215568719">
            <text:p>21556871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66066796495">
            <text:p>660667964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 paragripp Tecatylen kurgu tbl IPSS 13</text:p>
          </table:table-cell>
          <table:table-cell office:value-type="string">
            <text:p>IPSS 13</text:p>
          </table:table-cell>
          <table:table-cell office:value-type="string">
            <text:p><text:s/>, NIH 0 .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93281">
            <text:p>24193281</text:p>
          </table:table-cell>
          <table:table-cell office:value-type="float" office:value="167248406">
            <text:p>167248406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673030316450">
            <text:p>6730303164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3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69240">
            <text:p>19469240</text:p>
          </table:table-cell>
          <table:table-cell office:value-type="float" office:value="166299786">
            <text:p>166299786</text:p>
          </table:table-cell>
          <table:table-cell office:value-type="string">
            <text:p>2011-03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1903">
            <text:p>6730303419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</text:p>
          </table:table-cell>
          <table:table-cell office:value-type="string">
            <text:p><text:s/>, rö-th , UH , psa , tsh N Soov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69728">
            <text:p>13369728</text:p>
          </table:table-cell>
          <table:table-cell office:value-type="float" office:value="160471143">
            <text:p>160471143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673030329660">
            <text:p>6730303296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3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55981">
            <text:p>24155981</text:p>
          </table:table-cell>
          <table:table-cell office:value-type="float" office:value="218698689">
            <text:p>218698689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44693695630">
            <text:p>446936956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ckelis põletik 1,2 milj/ml , IPSS 13p</text:p>
          </table:table-cell>
          <table:table-cell office:value-type="string">
            <text:p>IPSS 13p</text:p>
          </table:table-cell>
          <table:table-cell office:value-type="string">
            <text:p><text:s/>, par ingvinaalselt düskomforti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50871">
            <text:p>13750871</text:p>
          </table:table-cell>
          <table:table-cell office:value-type="float" office:value="210976601">
            <text:p>210976601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673030426267">
            <text:p>6730304262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</text:p>
          </table:table-cell>
          <table:table-cell office:value-type="string">
            <text:p><text:s/>, kuid pt diabeetik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58120">
            <text:p>20758120</text:p>
          </table:table-cell>
          <table:table-cell office:value-type="float" office:value="212754602">
            <text:p>212754602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76271">
            <text:p>6730305762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 paremas munandis valulikkus . IPSS - 13</text:p>
          </table:table-cell>
          <table:table-cell office:value-type="string">
            <text:p>IPSS - 1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88143">
            <text:p>17288143</text:p>
          </table:table-cell>
          <table:table-cell office:value-type="float" office:value="167281698">
            <text:p>167281698</text:p>
          </table:table-cell>
          <table:table-cell office:value-type="string">
            <text:p>2011-04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128119294">
            <text:p>741281192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ha UH , korrata vs , PSA , teha IPSS - 13</text:p>
          </table:table-cell>
          <table:table-cell office:value-type="string">
            <text:p>IPSS - 13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15154">
            <text:p>14515154</text:p>
          </table:table-cell>
          <table:table-cell office:value-type="float" office:value="202652087">
            <text:p>202652087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0215">
            <text:p>6730305202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* 10.10.2013 <text:s text:c="2"/>: IPSS 13 p</text:p>
          </table:table-cell>
          <table:table-cell office:value-type="string">
            <text:p>IPSS 13 p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69491">
            <text:p>24169491</text:p>
          </table:table-cell>
          <table:table-cell office:value-type="float" office:value="210847935">
            <text:p>210847935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66448253807">
            <text:p>664482538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13p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53614">
            <text:p>12253614</text:p>
          </table:table-cell>
          <table:table-cell office:value-type="float" office:value="203826619">
            <text:p>203826619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3030428663">
            <text:p>6730304286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p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12411">
            <text:p>14912411</text:p>
          </table:table-cell>
          <table:table-cell office:value-type="float" office:value="168432775">
            <text:p>168432775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673046115748">
            <text:p>6730461157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p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96725">
            <text:p>24696725</text:p>
          </table:table-cell>
          <table:table-cell office:value-type="float" office:value="168432775">
            <text:p>168432775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673046115748">
            <text:p>6730461157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p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27288">
            <text:p>23627288</text:p>
          </table:table-cell>
          <table:table-cell office:value-type="float" office:value="166634058">
            <text:p>166634058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673030357807">
            <text:p>6730303578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p</text:p>
          </table:table-cell>
          <table:table-cell office:value-type="string">
            <text:p><text:s/>PSA tehtud nädal tagasi 0.98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06643">
            <text:p>11706643</text:p>
          </table:table-cell>
          <table:table-cell office:value-type="float" office:value="205187651">
            <text:p>205187651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425897455">
            <text:p>404258974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red , Zoxon ravil , see aitab , IPSS 14p</text:p>
          </table:table-cell>
          <table:table-cell office:value-type="string">
            <text:p>IPSS 14p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91079">
            <text:p>3991079</text:p>
          </table:table-cell>
          <table:table-cell office:value-type="float" office:value="148483761">
            <text:p>148483761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503560683">
            <text:p>945035606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p</text:p>
          </table:table-cell>
          <table:table-cell office:value-type="string">
            <text:p>Varasemalt oli kaebusi vähem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41777">
            <text:p>5141777</text:p>
          </table:table-cell>
          <table:table-cell office:value-type="float" office:value="134537139">
            <text:p>134537139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28344671318">
            <text:p>283446713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56382">
            <text:p>12656382</text:p>
          </table:table-cell>
          <table:table-cell office:value-type="float" office:value="192637048">
            <text:p>192637048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7-31</text:p>
          </table:table-cell>
          <table:table-cell office:value-type="float" office:value="48765173869">
            <text:p>487651738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uringud -ebatüüpilised - kordanipss - 14 p</text:p>
          </table:table-cell>
          <table:table-cell office:value-type="string">
            <text:p>ipss - 14 p</text:p>
          </table:table-cell>
          <table:table-cell office:value-type="string">
            <text:p>allierektsioonihäire juhtiva kae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88636">
            <text:p>24388636</text:p>
          </table:table-cell>
          <table:table-cell office:value-type="float" office:value="174044636">
            <text:p>174044636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673035317482">
            <text:p>6730353174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</text:p>
          </table:table-cell>
          <table:table-cell office:value-type="string">
            <text:p><text:s/>Jätkab veel Flosin 0,4 mg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92181">
            <text:p>3592181</text:p>
          </table:table-cell>
          <table:table-cell office:value-type="float" office:value="149045034">
            <text:p>149045034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906675156">
            <text:p>489066751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PSS 14 , PSA 2,0 piires IPSS 14</text:p>
          </table:table-cell>
          <table:table-cell office:value-type="string">
            <text:p>IPSS 14</text:p>
          </table:table-cell>
          <table:table-cell office:value-type="string">
            <text:p><text:s/>, PSA 2,0 piires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82522">
            <text:p>4582522</text:p>
          </table:table-cell>
          <table:table-cell office:value-type="float" office:value="89351838">
            <text:p>89351838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68825214248">
            <text:p>688252142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10.04.2012 - IPSS 14</text:p>
          </table:table-cell>
          <table:table-cell office:value-type="string">
            <text:p>IPSS 14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42308">
            <text:p>21942308</text:p>
          </table:table-cell>
          <table:table-cell office:value-type="float" office:value="177090076">
            <text:p>177090076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25005076629">
            <text:p>250050766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mid , kõht sageli lahti , lekib IPSS 14</text:p>
          </table:table-cell>
          <table:table-cell office:value-type="string">
            <text:p>IPSS 14</text:p>
          </table:table-cell>
          <table:table-cell office:value-type="string">
            <text:p><text:s/>, NIH 0 Põeb Podagrat , peavalu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20684">
            <text:p>23820684</text:p>
          </table:table-cell>
          <table:table-cell office:value-type="float" office:value="197636739">
            <text:p>197636739</text:p>
          </table:table-cell>
          <table:table-cell office:value-type="string">
            <text:p>2013-09-15</text:p>
          </table:table-cell>
          <table:table-cell office:value-type="string">
            <text:p>A</text:p>
          </table:table-cell>
          <table:table-cell office:value-type="string">
            <text:p>2010-04-30</text:p>
          </table:table-cell>
          <table:table-cell office:value-type="float" office:value="73150337850">
            <text:p>731503378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7IPSS 15</text:p>
          </table:table-cell>
          <table:table-cell office:value-type="string">
            <text:p>IPSS 15</text:p>
          </table:table-cell>
          <table:table-cell office:value-type="string">
            <text:p>IIEF 18Qmax 13,1 ml/s , ultrahel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33504">
            <text:p>4233504</text:p>
          </table:table-cell>
          <table:table-cell office:value-type="float" office:value="124794239">
            <text:p>124794239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77171277912">
            <text:p>771712779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5</text:p>
          </table:table-cell>
          <table:table-cell/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78823">
            <text:p>19178823</text:p>
          </table:table-cell>
          <table:table-cell office:value-type="float" office:value="178746944">
            <text:p>178746944</text:p>
          </table:table-cell>
          <table:table-cell office:value-type="string">
            <text:p>2011-1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046030208">
            <text:p>550460302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5 punkti</text:p>
          </table:table-cell>
          <table:table-cell/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33133">
            <text:p>24633133</text:p>
          </table:table-cell>
          <table:table-cell office:value-type="float" office:value="202117839">
            <text:p>202117839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673030418636">
            <text:p>6730304186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aine terve IPSS 15</text:p>
          </table:table-cell>
          <table:table-cell office:value-type="string">
            <text:p>IPSS 15</text:p>
          </table:table-cell>
          <table:table-cell office:value-type="string">
            <text:p><text:s/>, NIH 7 Määratud analüüsid põle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18225">
            <text:p>19618225</text:p>
          </table:table-cell>
          <table:table-cell office:value-type="float" office:value="210416210">
            <text:p>210416210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794950877">
            <text:p>297949508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5 punkti</text:p>
          </table:table-cell>
          <table:table-cell/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34172">
            <text:p>21734172</text:p>
          </table:table-cell>
          <table:table-cell office:value-type="float" office:value="174056817">
            <text:p>174056817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673030542277">
            <text:p>6730305422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5 p</text:p>
          </table:table-cell>
          <table:table-cell office:value-type="string">
            <text:p>erearsti juures - pigem obstrukt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35690">
            <text:p>11035690</text:p>
          </table:table-cell>
          <table:table-cell office:value-type="float" office:value="174056817">
            <text:p>174056817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673030542277">
            <text:p>6730305422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5 p</text:p>
          </table:table-cell>
          <table:table-cell office:value-type="string">
            <text:p>erearsti juures - pigem obstrukt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91386">
            <text:p>7291386</text:p>
          </table:table-cell>
          <table:table-cell office:value-type="float" office:value="123624795">
            <text:p>123624795</text:p>
          </table:table-cell>
          <table:table-cell office:value-type="string">
            <text:p>2012-05-07</text:p>
          </table:table-cell>
          <table:table-cell office:value-type="string">
            <text:p>A</text:p>
          </table:table-cell>
          <table:table-cell office:value-type="string">
            <text:p>2011-12-15</text:p>
          </table:table-cell>
          <table:table-cell office:value-type="float" office:value="61878965606">
            <text:p>6187896560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5</text:p>
          </table:table-cell>
          <table:table-cell/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64105">
            <text:p>19764105</text:p>
          </table:table-cell>
          <table:table-cell office:value-type="float" office:value="189904191">
            <text:p>189904191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314642924">
            <text:p>503146429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16p</text:p>
          </table:table-cell>
          <table:table-cell office:value-type="string">
            <text:p><text:s/>( obstruktsiooni arvelt - juga </text:p>
          </table:table-cell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07865">
            <text:p>24007865</text:p>
          </table:table-cell>
          <table:table-cell office:value-type="float" office:value="207440627">
            <text:p>207440627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673046708973">
            <text:p>6730467089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amsulosin ravi foonil IPSS 16</text:p>
          </table:table-cell>
          <table:table-cell office:value-type="string">
            <text:p>IPSS 16</text:p>
          </table:table-cell>
          <table:table-cell/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71864">
            <text:p>13171864</text:p>
          </table:table-cell>
          <table:table-cell office:value-type="float" office:value="215961965">
            <text:p>215961965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44988577204">
            <text:p>449885772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6</text:p>
          </table:table-cell>
          <table:table-cell/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07404">
            <text:p>22407404</text:p>
          </table:table-cell>
          <table:table-cell office:value-type="float" office:value="161581003">
            <text:p>161581003</text:p>
          </table:table-cell>
          <table:table-cell office:value-type="string">
            <text:p>2013-02-09</text:p>
          </table:table-cell>
          <table:table-cell office:value-type="string">
            <text:p>A</text:p>
          </table:table-cell>
          <table:table-cell office:value-type="string">
            <text:p>2013-01-12</text:p>
          </table:table-cell>
          <table:table-cell office:value-type="float" office:value="86478863171">
            <text:p>864788631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6 punkti</text:p>
          </table:table-cell>
          <table:table-cell office:value-type="string">
            <text:p><text:s/>, PSa - - 0.71 ngaml</text:p>
          </table:table-cell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07061">
            <text:p>23407061</text:p>
          </table:table-cell>
          <table:table-cell office:value-type="float" office:value="212066724">
            <text:p>212066724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0-04-29</text:p>
          </table:table-cell>
          <table:table-cell office:value-type="float" office:value="673030358476">
            <text:p>6730303584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6</text:p>
          </table:table-cell>
          <table:table-cell/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5044">
            <text:p>2255044</text:p>
          </table:table-cell>
          <table:table-cell office:value-type="float" office:value="81253636">
            <text:p>81253636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82061878382">
            <text:p>820618783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42065">
            <text:p>19142065</text:p>
          </table:table-cell>
          <table:table-cell office:value-type="float" office:value="205760367">
            <text:p>205760367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0106">
            <text:p>673030370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2011 a aprillis IPSS skoor = 17 punkti</text:p>
          </table:table-cell>
          <table:table-cell office:value-type="string">
            <text:p>IPSS skoor = 17 punkti</text:p>
          </table:table-cell>
          <table:table-cell office:value-type="string">
            <text:p><text:s/>, mispeale alustatud ravi Tamsu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84513">
            <text:p>18184513</text:p>
          </table:table-cell>
          <table:table-cell office:value-type="float" office:value="211031681">
            <text:p>211031681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203121968">
            <text:p>752031219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Qmax : 16,6ml/s , maht 450ml IPSS 17p</text:p>
          </table:table-cell>
          <table:table-cell office:value-type="string">
            <text:p>IPSS 17p</text:p>
          </table:table-cell>
          <table:table-cell office:value-type="string">
            <text:p><text:s/>PSA 4,2ng/ml - combodart foonil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07632">
            <text:p>22007632</text:p>
          </table:table-cell>
          <table:table-cell office:value-type="float" office:value="167788834">
            <text:p>167788834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673030381755">
            <text:p>6730303817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7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29933">
            <text:p>21929933</text:p>
          </table:table-cell>
          <table:table-cell office:value-type="float" office:value="160468907">
            <text:p>160468907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2-09-28</text:p>
          </table:table-cell>
          <table:table-cell office:value-type="float" office:value="673030325122">
            <text:p>6730303251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p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91431">
            <text:p>11291431</text:p>
          </table:table-cell>
          <table:table-cell office:value-type="float" office:value="160468907">
            <text:p>160468907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2-09-28</text:p>
          </table:table-cell>
          <table:table-cell office:value-type="float" office:value="673030325122">
            <text:p>6730303251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p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51090">
            <text:p>22751090</text:p>
          </table:table-cell>
          <table:table-cell office:value-type="float" office:value="207627383">
            <text:p>207627383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673030481315">
            <text:p>6730304813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7p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75541">
            <text:p>12775541</text:p>
          </table:table-cell>
          <table:table-cell office:value-type="float" office:value="166194041">
            <text:p>166194041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30454717">
            <text:p>6730304547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märkimisväärsed kusemishäired ( IPSS - 17</text:p>
          </table:table-cell>
          <table:table-cell office:value-type="string">
            <text:p>IPSS - 17</text:p>
          </table:table-cell>
          <table:table-cell office:value-type="string">
            <text:p><text:s/>) ordineeritud esmasel visiidil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94092">
            <text:p>11394092</text:p>
          </table:table-cell>
          <table:table-cell office:value-type="float" office:value="167788834">
            <text:p>167788834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673030381755">
            <text:p>6730303817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7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21594">
            <text:p>22421594</text:p>
          </table:table-cell>
          <table:table-cell office:value-type="float" office:value="174121467">
            <text:p>174121467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73030553818">
            <text:p>6730305538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38508">
            <text:p>11938508</text:p>
          </table:table-cell>
          <table:table-cell office:value-type="float" office:value="174064285">
            <text:p>174064285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0542309">
            <text:p>6730305423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</text:p>
          </table:table-cell>
          <table:table-cell office:value-type="string">
            <text:p><text:s/>, Jääkuriini ei ole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94509">
            <text:p>4094509</text:p>
          </table:table-cell>
          <table:table-cell office:value-type="float" office:value="128390823">
            <text:p>128390823</text:p>
          </table:table-cell>
          <table:table-cell office:value-type="string">
            <text:p>2012-07-09</text:p>
          </table:table-cell>
          <table:table-cell office:value-type="string">
            <text:p>A</text:p>
          </table:table-cell>
          <table:table-cell office:value-type="string">
            <text:p>2012-07-09</text:p>
          </table:table-cell>
          <table:table-cell office:value-type="float" office:value="38755216416">
            <text:p>387552164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</text:p>
          </table:table-cell>
          <table:table-cell office:value-type="string">
            <text:p><text:s/>, nüktuuria 4x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3653">
            <text:p>2323653</text:p>
          </table:table-cell>
          <table:table-cell office:value-type="float" office:value="80691801">
            <text:p>80691801</text:p>
          </table:table-cell>
          <table:table-cell office:value-type="string">
            <text:p>2011-12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003181588">
            <text:p>180031815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7 punkti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50052">
            <text:p>3750052</text:p>
          </table:table-cell>
          <table:table-cell office:value-type="float" office:value="147445709">
            <text:p>147445709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61589643896">
            <text:p>615896438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p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9122">
            <text:p>2129122</text:p>
          </table:table-cell>
          <table:table-cell office:value-type="float" office:value="79217950">
            <text:p>79217950</text:p>
          </table:table-cell>
          <table:table-cell office:value-type="string">
            <text:p>2011-03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372186482">
            <text:p>613721864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= 17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50066">
            <text:p>3750066</text:p>
          </table:table-cell>
          <table:table-cell office:value-type="float" office:value="147445709">
            <text:p>147445709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61589643896">
            <text:p>615896438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12113">
            <text:p>4912113</text:p>
          </table:table-cell>
          <table:table-cell office:value-type="float" office:value="140861720">
            <text:p>140861720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93489931797">
            <text:p>934899317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p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34238">
            <text:p>20834238</text:p>
          </table:table-cell>
          <table:table-cell office:value-type="float" office:value="213768485">
            <text:p>213768485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290415311">
            <text:p>832904153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 , ühtlane , tuumorit ei tunne IPSS 18p</text:p>
          </table:table-cell>
          <table:table-cell office:value-type="string">
            <text:p>IPSS 18p</text:p>
          </table:table-cell>
          <table:table-cell office:value-type="string">
            <text:p><text:s/>Raviks combodart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70859">
            <text:p>18870859</text:p>
          </table:table-cell>
          <table:table-cell office:value-type="float" office:value="198708095">
            <text:p>198708095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415840">
            <text:p>673030415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18p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91812">
            <text:p>23591812</text:p>
          </table:table-cell>
          <table:table-cell office:value-type="float" office:value="191049212">
            <text:p>191049212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673030477309">
            <text:p>6730304773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p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43278">
            <text:p>14343278</text:p>
          </table:table-cell>
          <table:table-cell office:value-type="float" office:value="168698602">
            <text:p>168698602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18420218102">
            <text:p>184202181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a biopsia , vähki ei leitud ja IPSS 18</text:p>
          </table:table-cell>
          <table:table-cell office:value-type="string">
            <text:p>IPSS 18</text:p>
          </table:table-cell>
          <table:table-cell office:value-type="string">
            <text:p><text:s/>, NIH 0 .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14677">
            <text:p>22514677</text:p>
          </table:table-cell>
          <table:table-cell office:value-type="float" office:value="183351201">
            <text:p>183351201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78059575817">
            <text:p>780595758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8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4689">
            <text:p>17194689</text:p>
          </table:table-cell>
          <table:table-cell office:value-type="float" office:value="180759614">
            <text:p>180759614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400662353">
            <text:p>384006623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 p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46150">
            <text:p>21946150</text:p>
          </table:table-cell>
          <table:table-cell office:value-type="float" office:value="166071422">
            <text:p>166071422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201881931">
            <text:p>812018819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p</text:p>
          </table:table-cell>
          <table:table-cell office:value-type="string">
            <text:p><text:s/>- praeguseks kaebused vähenenud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64542">
            <text:p>5264542</text:p>
          </table:table-cell>
          <table:table-cell office:value-type="float" office:value="143667520">
            <text:p>143667520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office:value-type="string">
            <text:p>2012-10-09</text:p>
          </table:table-cell>
          <table:table-cell office:value-type="float" office:value="48239834751">
            <text:p>482398347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 punkti</text:p>
          </table:table-cell>
          <table:table-cell office:value-type="string">
            <text:p><text:s/>ja PSA on 2.2 ng/ml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68165">
            <text:p>14668165</text:p>
          </table:table-cell>
          <table:table-cell office:value-type="float" office:value="216577949">
            <text:p>216577949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2-18</text:p>
          </table:table-cell>
          <table:table-cell office:value-type="float" office:value="673030553649">
            <text:p>6730305536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44228">
            <text:p>13444228</text:p>
          </table:table-cell>
          <table:table-cell office:value-type="float" office:value="160468184">
            <text:p>160468184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2-09-27</text:p>
          </table:table-cell>
          <table:table-cell office:value-type="float" office:value="24853830389">
            <text:p>248538303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9p</text:p>
          </table:table-cell>
          <table:table-cell/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41529">
            <text:p>23341529</text:p>
          </table:table-cell>
          <table:table-cell office:value-type="float" office:value="207947929">
            <text:p>207947929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673030552712">
            <text:p>6730305527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, IPSS , uroflow , jääk , TRUS IPSS 19</text:p>
          </table:table-cell>
          <table:table-cell office:value-type="string">
            <text:p>IPSS 19</text:p>
          </table:table-cell>
          <table:table-cell office:value-type="string">
            <text:p>-23 .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80293">
            <text:p>11880293</text:p>
          </table:table-cell>
          <table:table-cell office:value-type="float" office:value="201320772">
            <text:p>201320772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72055597141">
            <text:p>720555971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95714">
            <text:p>5295714</text:p>
          </table:table-cell>
          <table:table-cell office:value-type="float" office:value="140861648">
            <text:p>140861648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83514493904">
            <text:p>835144939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tsifikaadid , jääkuriin 20ml , IPSS 19p</text:p>
          </table:table-cell>
          <table:table-cell office:value-type="string">
            <text:p>IPSS 19p</text:p>
          </table:table-cell>
          <table:table-cell/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17061">
            <text:p>19817061</text:p>
          </table:table-cell>
          <table:table-cell office:value-type="float" office:value="206366019">
            <text:p>206366019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382357366">
            <text:p>443823573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raegu jätkab flosiniga 31.10.13IPSS 19p</text:p>
          </table:table-cell>
          <table:table-cell office:value-type="string">
            <text:p>IPSS 19p</text:p>
          </table:table-cell>
          <table:table-cell office:value-type="string">
            <text:p><text:s/>DRE : eesnääre suurenenud , ela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78471">
            <text:p>22378471</text:p>
          </table:table-cell>
          <table:table-cell office:value-type="float" office:value="201320772">
            <text:p>201320772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72055597141">
            <text:p>720555971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34151">
            <text:p>18434151</text:p>
          </table:table-cell>
          <table:table-cell office:value-type="float" office:value="170566144">
            <text:p>170566144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62648651491">
            <text:p>626486514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77325">
            <text:p>22077325</text:p>
          </table:table-cell>
          <table:table-cell office:value-type="float" office:value="208872665">
            <text:p>208872665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45343188606">
            <text:p>453431886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piires , prostata maht 37,8 ml IPSS 19</text:p>
          </table:table-cell>
          <table:table-cell office:value-type="string">
            <text:p>IPSS 1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36910">
            <text:p>21736910</text:p>
          </table:table-cell>
          <table:table-cell office:value-type="float" office:value="179846318">
            <text:p>179846318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13194748454">
            <text:p>131947484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9 p</text:p>
          </table:table-cell>
          <table:table-cell office:value-type="string">
            <text:p>allikusejuga nõrkkusevool ka keh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79740">
            <text:p>15079740</text:p>
          </table:table-cell>
          <table:table-cell office:value-type="float" office:value="198189902">
            <text:p>198189902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673030349713">
            <text:p>6730303497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aebab urineerimshäiretele IPSS 19</text:p>
          </table:table-cell>
          <table:table-cell office:value-type="string">
            <text:p>IPSS 1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56343">
            <text:p>24356343</text:p>
          </table:table-cell>
          <table:table-cell office:value-type="float" office:value="210885516">
            <text:p>210885516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81611742441">
            <text:p>816117424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da eesnäärme seisundit NIH 9 , IPSS 19</text:p>
          </table:table-cell>
          <table:table-cell office:value-type="string">
            <text:p>IPSS 19</text:p>
          </table:table-cell>
          <table:table-cell office:value-type="string">
            <text:p><text:s/>Teostatud eesnäärmemassaaž Abst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30251">
            <text:p>11930251</text:p>
          </table:table-cell>
          <table:table-cell office:value-type="float" office:value="192571579">
            <text:p>192571579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88164977171">
            <text:p>881649771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0</text:p>
          </table:table-cell>
          <table:table-cell/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72982">
            <text:p>17372982</text:p>
          </table:table-cell>
          <table:table-cell office:value-type="float" office:value="158057247">
            <text:p>158057247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7006917">
            <text:p>6730370069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0 p</text:p>
          </table:table-cell>
          <table:table-cell/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89932">
            <text:p>11589932</text:p>
          </table:table-cell>
          <table:table-cell office:value-type="float" office:value="167161679">
            <text:p>167161679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4350">
            <text:p>6730303843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0</text:p>
          </table:table-cell>
          <table:table-cell office:value-type="string">
            <text:p><text:s/>- segatüüpi kaebused</text:p>
          </table:table-cell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83978">
            <text:p>4983978</text:p>
          </table:table-cell>
          <table:table-cell office:value-type="float" office:value="143669304">
            <text:p>143669304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89957927824">
            <text:p>899579278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20 p</text:p>
          </table:table-cell>
          <table:table-cell office:value-type="string">
            <text:p>unktml ; PSA näit 20101.4 ng/ml </text:p>
          </table:table-cell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32105">
            <text:p>22932105</text:p>
          </table:table-cell>
          <table:table-cell office:value-type="float" office:value="211668213">
            <text:p>211668213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70016170118">
            <text:p>700161701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isuhe 10 aastat ( elab üksi ). IPSS 20</text:p>
          </table:table-cell>
          <table:table-cell office:value-type="string">
            <text:p>IPSS 20</text:p>
          </table:table-cell>
          <table:table-cell office:value-type="string">
            <text:p><text:s/>, NIH 6 .</text:p>
          </table:table-cell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16916">
            <text:p>22416916</text:p>
          </table:table-cell>
          <table:table-cell office:value-type="float" office:value="192571579">
            <text:p>192571579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88164977171">
            <text:p>881649771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0</text:p>
          </table:table-cell>
          <table:table-cell/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27734">
            <text:p>17027734</text:p>
          </table:table-cell>
          <table:table-cell office:value-type="float" office:value="172662492">
            <text:p>172662492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7938">
            <text:p>6730304879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0 punkti</text:p>
          </table:table-cell>
          <table:table-cell/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46579">
            <text:p>17946579</text:p>
          </table:table-cell>
          <table:table-cell office:value-type="float" office:value="160947229">
            <text:p>160947229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744832947">
            <text:p>537448329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t 2011a PSA 4.76 IPSS 21 p</text:p>
          </table:table-cell>
          <table:table-cell office:value-type="string">
            <text:p>IPSS 21 p</text:p>
          </table:table-cell>
          <table:table-cell office:value-type="string">
            <text:p><text:s/>pt sai suunatud uroloogile kuid</text:p>
          </table:table-cell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65319">
            <text:p>18765319</text:p>
          </table:table-cell>
          <table:table-cell office:value-type="float" office:value="160633907">
            <text:p>160633907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024248703">
            <text:p>700242487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03.2012 S-PSA 8.23 ng/mL IPSS 21 punkti</text:p>
          </table:table-cell>
          <table:table-cell office:value-type="string">
            <text:p>IPSS 21 punkti</text:p>
          </table:table-cell>
          <table:table-cell/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06553">
            <text:p>10906553</text:p>
          </table:table-cell>
          <table:table-cell office:value-type="float" office:value="160706759">
            <text:p>160706759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89171326358">
            <text:p>891713263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1</text:p>
          </table:table-cell>
          <table:table-cell office:value-type="string">
            <text:p><text:s/>, NIH 9 .</text:p>
          </table:table-cell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28049">
            <text:p>18028049</text:p>
          </table:table-cell>
          <table:table-cell office:value-type="float" office:value="175854158">
            <text:p>175854158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644696893">
            <text:p>966446968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äidetud IPSS 21p</text:p>
          </table:table-cell>
          <table:table-cell office:value-type="string">
            <text:p>IPSS 21p</text:p>
          </table:table-cell>
          <table:table-cell/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35193">
            <text:p>6035193</text:p>
          </table:table-cell>
          <table:table-cell office:value-type="float" office:value="149972719">
            <text:p>149972719</text:p>
          </table:table-cell>
          <table:table-cell office:value-type="string">
            <text:p>2012-11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9681315089">
            <text:p>196813150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1p</text:p>
          </table:table-cell>
          <table:table-cell/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37024">
            <text:p>10737024</text:p>
          </table:table-cell>
          <table:table-cell office:value-type="float" office:value="169513133">
            <text:p>169513133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3787196">
            <text:p>6730437871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1 p</text:p>
          </table:table-cell>
          <table:table-cell/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71768">
            <text:p>24071768</text:p>
          </table:table-cell>
          <table:table-cell office:value-type="float" office:value="198077901">
            <text:p>198077901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31325342980">
            <text:p>313253429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1 punkti</text:p>
          </table:table-cell>
          <table:table-cell/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38415">
            <text:p>18938415</text:p>
          </table:table-cell>
          <table:table-cell office:value-type="float" office:value="195777267">
            <text:p>195777267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7494">
            <text:p>6730305274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äidetud IPSS 21 punkti</text:p>
          </table:table-cell>
          <table:table-cell office:value-type="string">
            <text:p>IPSS 21 punkti</text:p>
          </table:table-cell>
          <table:table-cell/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34730">
            <text:p>23734730</text:p>
          </table:table-cell>
          <table:table-cell office:value-type="float" office:value="206755500">
            <text:p>206755500</text:p>
          </table:table-cell>
          <table:table-cell office:value-type="string">
            <text:p>2013-11-03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55852943859">
            <text:p>558529438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1</text:p>
          </table:table-cell>
          <table:table-cell office:value-type="string">
            <text:p><text:s/>, NIH-CPSI 9/20p Nickelis põlet</text:p>
          </table:table-cell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1498">
            <text:p>2151498</text:p>
          </table:table-cell>
          <table:table-cell office:value-type="float" office:value="89158271">
            <text:p>89158271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229073768">
            <text:p>932290737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1p</text:p>
          </table:table-cell>
          <table:table-cell office:value-type="string">
            <text:p><text:s/>( enne ravi alustamist 13 , pt </text:p>
          </table:table-cell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95576">
            <text:p>10595576</text:p>
          </table:table-cell>
          <table:table-cell office:value-type="float" office:value="190684045">
            <text:p>190684045</text:p>
          </table:table-cell>
          <table:table-cell office:value-type="string">
            <text:p>2013-07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1988619">
            <text:p>67304198861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atsiendil IPSS 21</text:p>
          </table:table-cell>
          <table:table-cell office:value-type="string">
            <text:p>IPSS 21</text:p>
          </table:table-cell>
          <table:table-cell office:value-type="string">
            <text:p><text:s/>, palpatoorselt suurenenud eesn</text:p>
          </table:table-cell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97936">
            <text:p>11197936</text:p>
          </table:table-cell>
          <table:table-cell office:value-type="float" office:value="162538129">
            <text:p>162538129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673030403220">
            <text:p>6730304032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2p</text:p>
          </table:table-cell>
          <table:table-cell/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46078">
            <text:p>17346078</text:p>
          </table:table-cell>
          <table:table-cell office:value-type="float" office:value="165466233">
            <text:p>165466233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8799869">
            <text:p>6730387998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* 05.03.2013 : IPSS 22</text:p>
          </table:table-cell>
          <table:table-cell office:value-type="string">
            <text:p>IPSS 22</text:p>
          </table:table-cell>
          <table:table-cell office:value-type="string">
            <text:p><text:s/>skoor , PSA normis , alustan ra</text:p>
          </table:table-cell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66908">
            <text:p>23866908</text:p>
          </table:table-cell>
          <table:table-cell office:value-type="float" office:value="169827241">
            <text:p>169827241</text:p>
          </table:table-cell>
          <table:table-cell office:value-type="string">
            <text:p>2011-05-06</text:p>
          </table:table-cell>
          <table:table-cell office:value-type="string">
            <text:p>A</text:p>
          </table:table-cell>
          <table:table-cell office:value-type="string">
            <text:p>2011-03-09</text:p>
          </table:table-cell>
          <table:table-cell office:value-type="float" office:value="73890642864">
            <text:p>738906428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2</text:p>
          </table:table-cell>
          <table:table-cell/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86691">
            <text:p>14986691</text:p>
          </table:table-cell>
          <table:table-cell office:value-type="float" office:value="210953364">
            <text:p>210953364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650596393">
            <text:p>666505963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2 punkti</text:p>
          </table:table-cell>
          <table:table-cell office:value-type="string">
            <text:p><text:s/>- tugevad sümptomid</text:p>
          </table:table-cell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26092">
            <text:p>18426092</text:p>
          </table:table-cell>
          <table:table-cell office:value-type="float" office:value="202220637">
            <text:p>202220637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7543331247">
            <text:p>375433312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ata sümptomskaala vaja täita : IPSS 22 punkti</text:p>
          </table:table-cell>
          <table:table-cell office:value-type="string">
            <text:p>IPSS 22 punkti</text:p>
          </table:table-cell>
          <table:table-cell/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37868">
            <text:p>14637868</text:p>
          </table:table-cell>
          <table:table-cell office:value-type="float" office:value="178567499">
            <text:p>178567499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64524436154">
            <text:p>645244361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6,63 tehtud ( 13 03 . 2013 ) , IPSS 22</text:p>
          </table:table-cell>
          <table:table-cell office:value-type="string">
            <text:p>IPSS 22</text:p>
          </table:table-cell>
          <table:table-cell office:value-type="string">
            <text:p><text:s/>, NIH 5 Südame rütmihäired , ka</text:p>
          </table:table-cell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00415">
            <text:p>19800415</text:p>
          </table:table-cell>
          <table:table-cell office:value-type="float" office:value="173905673">
            <text:p>173905673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37382">
            <text:p>6730305373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* 25.04.2013 : IPSS skoor 22</text:p>
          </table:table-cell>
          <table:table-cell office:value-type="string">
            <text:p>IPSS skoor 22</text:p>
          </table:table-cell>
          <table:table-cell office:value-type="string">
            <text:p><text:s/>- pt eesnäärme raviga nõus , te</text:p>
          </table:table-cell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17355">
            <text:p>10117355</text:p>
          </table:table-cell>
          <table:table-cell office:value-type="float" office:value="158999745">
            <text:p>158999745</text:p>
          </table:table-cell>
          <table:table-cell office:value-type="string">
            <text:p>2013-01-25</text:p>
          </table:table-cell>
          <table:table-cell office:value-type="string">
            <text:p>S</text:p>
          </table:table-cell>
          <table:table-cell office:value-type="string">
            <text:p>2012-10-25</text:p>
          </table:table-cell>
          <table:table-cell office:value-type="float" office:value="37233476169">
            <text:p>3723347616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12 tuleb täidetud IPSS tabeliga IPSS 23</text:p>
          </table:table-cell>
          <table:table-cell office:value-type="string">
            <text:p>IPSS 2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0408">
            <text:p>2000408</text:p>
          </table:table-cell>
          <table:table-cell office:value-type="float" office:value="94271891">
            <text:p>94271891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455578655">
            <text:p>994555786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aala 23</text:p>
          </table:table-cell>
          <table:table-cell office:value-type="string">
            <text:p><text:s/>, tunneb end väga halvasti sell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92954">
            <text:p>22992954</text:p>
          </table:table-cell>
          <table:table-cell office:value-type="float" office:value="200076891">
            <text:p>200076891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08-09-29</text:p>
          </table:table-cell>
          <table:table-cell office:value-type="float" office:value="673030343579">
            <text:p>6730303435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3</text:p>
          </table:table-cell>
          <table:table-cell office:value-type="string">
            <text:p><text:s/>, urineerimise kaebus ja sügelu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19107">
            <text:p>14119107</text:p>
          </table:table-cell>
          <table:table-cell office:value-type="float" office:value="179042059">
            <text:p>179042059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95209444991">
            <text:p>952094449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74537">
            <text:p>12974537</text:p>
          </table:table-cell>
          <table:table-cell office:value-type="float" office:value="178823440">
            <text:p>178823440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59730633309">
            <text:p>597306333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3</text:p>
          </table:table-cell>
          <table:table-cell/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73664">
            <text:p>22773664</text:p>
          </table:table-cell>
          <table:table-cell office:value-type="float" office:value="182880328">
            <text:p>182880328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28262772219">
            <text:p>282627722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23</text:p>
          </table:table-cell>
          <table:table-cell office:value-type="string">
            <text:p><text:s/>ja varasemalt saanud raviks Pro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53067">
            <text:p>24753067</text:p>
          </table:table-cell>
          <table:table-cell office:value-type="float" office:value="212323681">
            <text:p>212323681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342517">
            <text:p>6730303425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28581">
            <text:p>13428581</text:p>
          </table:table-cell>
          <table:table-cell office:value-type="float" office:value="167297380">
            <text:p>167297380</text:p>
          </table:table-cell>
          <table:table-cell office:value-type="string">
            <text:p>2011-10-12</text:p>
          </table:table-cell>
          <table:table-cell office:value-type="string">
            <text:p>A</text:p>
          </table:table-cell>
          <table:table-cell office:value-type="string">
            <text:p>2011-09-21</text:p>
          </table:table-cell>
          <table:table-cell office:value-type="float" office:value="93134487187">
            <text:p>931344871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3</text:p>
          </table:table-cell>
          <table:table-cell/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14146">
            <text:p>11614146</text:p>
          </table:table-cell>
          <table:table-cell office:value-type="float" office:value="160467498">
            <text:p>160467498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60598143418">
            <text:p>605981434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õeb kroonilist prostatiiti IPSS 23</text:p>
          </table:table-cell>
          <table:table-cell office:value-type="string">
            <text:p>IPSS 23</text:p>
          </table:table-cell>
          <table:table-cell office:value-type="string">
            <text:p>;NIH 6 Seemnepurse 1 x kuus Hüpe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49408">
            <text:p>20749408</text:p>
          </table:table-cell>
          <table:table-cell office:value-type="float" office:value="206715378">
            <text:p>206715378</text:p>
          </table:table-cell>
          <table:table-cell office:value-type="string">
            <text:p>2013-11-02</text:p>
          </table:table-cell>
          <table:table-cell office:value-type="string">
            <text:p>A</text:p>
          </table:table-cell>
          <table:table-cell office:value-type="string">
            <text:p>2013-09-21</text:p>
          </table:table-cell>
          <table:table-cell office:value-type="float" office:value="94939748891">
            <text:p>949397488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3p</text:p>
          </table:table-cell>
          <table:table-cell/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36769">
            <text:p>20336769</text:p>
          </table:table-cell>
          <table:table-cell office:value-type="float" office:value="165546851">
            <text:p>165546851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3849">
            <text:p>6730303538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oses düsuuriliste kaebustega ( IPSS 23</text:p>
          </table:table-cell>
          <table:table-cell office:value-type="string">
            <text:p>IPSS 23</text:p>
          </table:table-cell>
          <table:table-cell office:value-type="string">
            <text:p><text:s/>) ja olnud Mycoplasma genitaliu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19142">
            <text:p>17919142</text:p>
          </table:table-cell>
          <table:table-cell office:value-type="float" office:value="204491836">
            <text:p>204491836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5721182">
            <text:p>6730357211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altsifikaadid ? , jääki ei ole IPSS 24p</text:p>
          </table:table-cell>
          <table:table-cell office:value-type="string">
            <text:p>IPSS 24p</text:p>
          </table:table-cell>
          <table:table-cell office:value-type="string">
            <text:p><text:s/>Külv neg Düsuuria raviks xatral</text:p>
          </table:table-cell>
          <table:table-cell office:value-type="string">
            <text:p>IPSS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14708">
            <text:p>20514708</text:p>
          </table:table-cell>
          <table:table-cell office:value-type="float" office:value="180530418">
            <text:p>180530418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8010">
            <text:p>6730303280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4</text:p>
          </table:table-cell>
          <table:table-cell office:value-type="string">
            <text:p><text:s/>; PSA 0,55 ng/ml ( 19.02.2013 )</text:p>
          </table:table-cell>
          <table:table-cell office:value-type="string">
            <text:p>IPSS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40607">
            <text:p>18540607</text:p>
          </table:table-cell>
          <table:table-cell office:value-type="float" office:value="198538623">
            <text:p>198538623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273518091">
            <text:p>102735180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( CYS ? ) 19.08.13PSA 4.3ng/ml IPSS 24p</text:p>
          </table:table-cell>
          <table:table-cell office:value-type="string">
            <text:p>IPSS 24p</text:p>
          </table:table-cell>
          <table:table-cell office:value-type="string">
            <text:p><text:s/>Uriin korras Prostata 30ml DRE </text:p>
          </table:table-cell>
          <table:table-cell office:value-type="string">
            <text:p>IPSS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40747">
            <text:p>19940747</text:p>
          </table:table-cell>
          <table:table-cell office:value-type="float" office:value="162533029">
            <text:p>162533029</text:p>
          </table:table-cell>
          <table:table-cell office:value-type="string">
            <text:p>2011-12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250656350">
            <text:p>222506563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Obj : IPSS 25p</text:p>
          </table:table-cell>
          <table:table-cell office:value-type="string">
            <text:p>IPSS 25p</text:p>
          </table:table-cell>
          <table:table-cell office:value-type="string">
            <text:p><text:s/>pool aastat tagasi 18p , RR 120</text:p>
          </table:table-cell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04292">
            <text:p>14304292</text:p>
          </table:table-cell>
          <table:table-cell office:value-type="float" office:value="217310479">
            <text:p>217310479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2-20</text:p>
          </table:table-cell>
          <table:table-cell office:value-type="float" office:value="673030409179">
            <text:p>6730304091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lfusosiiniga toime hea , IPSS 25</text:p>
          </table:table-cell>
          <table:table-cell office:value-type="string">
            <text:p>IPSS 25</text:p>
          </table:table-cell>
          <table:table-cell office:value-type="string">
            <text:p>-&gt; 15p</text:p>
          </table:table-cell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65428">
            <text:p>12665428</text:p>
          </table:table-cell>
          <table:table-cell office:value-type="float" office:value="165189847">
            <text:p>165189847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73047435774">
            <text:p>6730474357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5p</text:p>
          </table:table-cell>
          <table:table-cell/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8532">
            <text:p>318532</text:p>
          </table:table-cell>
          <table:table-cell office:value-type="float" office:value="149961250">
            <text:p>149961250</text:p>
          </table:table-cell>
          <table:table-cell office:value-type="string">
            <text:p>2012-11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2521719137">
            <text:p>5252171913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ht 148 cm3 , jääkuriini 30 ml , IPSS 25</text:p>
          </table:table-cell>
          <table:table-cell office:value-type="string">
            <text:p>IPSS 25</text:p>
          </table:table-cell>
          <table:table-cell office:value-type="string">
            <text:p><text:s/>, uroflow Q max</text:p>
          </table:table-cell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08454">
            <text:p>18808454</text:p>
          </table:table-cell>
          <table:table-cell office:value-type="float" office:value="159753546">
            <text:p>159753546</text:p>
          </table:table-cell>
          <table:table-cell office:value-type="string">
            <text:p>2012-12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57040">
            <text:p>6730304570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ahab PSA teha Öised saged urin IPSS 25 p</text:p>
          </table:table-cell>
          <table:table-cell office:value-type="string">
            <text:p>IPSS 25 p</text:p>
          </table:table-cell>
          <table:table-cell/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36038">
            <text:p>5036038</text:p>
          </table:table-cell>
          <table:table-cell office:value-type="float" office:value="150855595">
            <text:p>150855595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18092138225">
            <text:p>180921382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5</text:p>
          </table:table-cell>
          <table:table-cell/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30462">
            <text:p>14230462</text:p>
          </table:table-cell>
          <table:table-cell office:value-type="float" office:value="177548546">
            <text:p>177548546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2-07-30</text:p>
          </table:table-cell>
          <table:table-cell office:value-type="float" office:value="74652837405">
            <text:p>746528374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ne suurenemine Qmax : 11,4 ml/sIPSS : 25p</text:p>
          </table:table-cell>
          <table:table-cell office:value-type="string">
            <text:p>IPSS : 25p</text:p>
          </table:table-cell>
          <table:table-cell office:value-type="string">
            <text:p>Sven Tennisberg , abiarst</text:p>
          </table:table-cell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92312">
            <text:p>3592312</text:p>
          </table:table-cell>
          <table:table-cell office:value-type="float" office:value="147443559">
            <text:p>147443559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69327468245">
            <text:p>693274682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6p</text:p>
          </table:table-cell>
          <table:table-cell/>
          <table:table-cell office:value-type="string">
            <text:p>IPSS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7978">
            <text:p>2437978</text:p>
          </table:table-cell>
          <table:table-cell office:value-type="float" office:value="136689290">
            <text:p>136689290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78907690160">
            <text:p>789076901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7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39512">
            <text:p>3439512</text:p>
          </table:table-cell>
          <table:table-cell office:value-type="float" office:value="147212388">
            <text:p>147212388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413251449">
            <text:p>834132514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7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93321">
            <text:p>8293321</text:p>
          </table:table-cell>
          <table:table-cell office:value-type="float" office:value="133214863">
            <text:p>133214863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907095524">
            <text:p>4790709552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8 punkti</text:p>
          </table:table-cell>
          <table:table-cell/>
          <table:table-cell office:value-type="string">
            <text:p>IPSS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18802">
            <text:p>17018802</text:p>
          </table:table-cell>
          <table:table-cell office:value-type="float" office:value="195337503">
            <text:p>195337503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558431111">
            <text:p>665584311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= 28 punkti</text:p>
          </table:table-cell>
          <table:table-cell/>
          <table:table-cell office:value-type="string">
            <text:p>IPSS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58807">
            <text:p>17958807</text:p>
          </table:table-cell>
          <table:table-cell office:value-type="float" office:value="202335046">
            <text:p>202335046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32190">
            <text:p>6730305321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9 p</text:p>
          </table:table-cell>
          <table:table-cell office:value-type="string">
            <text:p><text:s/>kaebused samad</text:p>
          </table:table-cell>
          <table:table-cell office:value-type="string">
            <text:p>IPSS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17643">
            <text:p>13817643</text:p>
          </table:table-cell>
          <table:table-cell office:value-type="float" office:value="172552306">
            <text:p>172552306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673032401429">
            <text:p>6730324014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9</text:p>
          </table:table-cell>
          <table:table-cell/>
          <table:table-cell office:value-type="string">
            <text:p>IPSS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87371">
            <text:p>24587371</text:p>
          </table:table-cell>
          <table:table-cell office:value-type="float" office:value="160470271">
            <text:p>160470271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02</text:p>
          </table:table-cell>
          <table:table-cell office:value-type="float" office:value="673037669320">
            <text:p>6730376693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Ü-4-5xNIH-CPSI-12-10-IPSS-29p</text:p>
          </table:table-cell>
          <table:table-cell office:value-type="string">
            <text:p>IPSS-29p</text:p>
          </table:table-cell>
          <table:table-cell office:value-type="string">
            <text:p>Nõustatud Analüüsid : nic , PSA </text:p>
          </table:table-cell>
          <table:table-cell office:value-type="string">
            <text:p>IPSS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26692">
            <text:p>24226692</text:p>
          </table:table-cell>
          <table:table-cell office:value-type="float" office:value="183830001">
            <text:p>183830001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14193159078">
            <text:p>141931590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roloogil - eesnääre suurenenud IPSS 31</text:p>
          </table:table-cell>
          <table:table-cell office:value-type="string">
            <text:p>IPSS 31</text:p>
          </table:table-cell>
          <table:table-cell office:value-type="string">
            <text:p><text:s/>, NIH 6 .</text:p>
          </table:table-cell>
          <table:table-cell office:value-type="string">
            <text:p>IPSS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12094">
            <text:p>4912094</text:p>
          </table:table-cell>
          <table:table-cell office:value-type="float" office:value="140861720">
            <text:p>140861720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1-05-31</text:p>
          </table:table-cell>
          <table:table-cell office:value-type="float" office:value="93489931797">
            <text:p>934899317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1p</text:p>
          </table:table-cell>
          <table:table-cell/>
          <table:table-cell office:value-type="string">
            <text:p>IPSS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76771">
            <text:p>22176771</text:p>
          </table:table-cell>
          <table:table-cell office:value-type="float" office:value="198207572">
            <text:p>198207572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6741367655">
            <text:p>667413676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1</text:p>
          </table:table-cell>
          <table:table-cell office:value-type="string">
            <text:p><text:s/>, Q max 3,7 ml/sek , jääkuriin </text:p>
          </table:table-cell>
          <table:table-cell office:value-type="string">
            <text:p>IPSS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77485">
            <text:p>9877485</text:p>
          </table:table-cell>
          <table:table-cell office:value-type="float" office:value="205448174">
            <text:p>205448174</text:p>
          </table:table-cell>
          <table:table-cell office:value-type="string">
            <text:p>2013-10-28</text:p>
          </table:table-cell>
          <table:table-cell office:value-type="string">
            <text:p>S</text:p>
          </table:table-cell>
          <table:table-cell office:value-type="string">
            <text:p>2013-10-28</text:p>
          </table:table-cell>
          <table:table-cell office:value-type="float" office:value="45914774160">
            <text:p>4591477416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86961">
            <text:p>2886961</text:p>
          </table:table-cell>
          <table:table-cell office:value-type="float" office:value="129398677">
            <text:p>129398677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2012-06-01</text:p>
          </table:table-cell>
          <table:table-cell office:value-type="float" office:value="73990513453">
            <text:p>739905134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iini süstiv II tüüpi diabeetik IPSS skooring 35 punkti</text:p>
          </table:table-cell>
          <table:table-cell office:value-type="string">
            <text:p>IPSS skooring 35 punkti</text:p>
          </table:table-cell>
          <table:table-cell/>
          <table:table-cell office:value-type="string">
            <text:p>IPSS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34876">
            <text:p>17634876</text:p>
          </table:table-cell>
          <table:table-cell office:value-type="float" office:value="203481709">
            <text:p>203481709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855040131">
            <text:p>678550401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5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0T17:53:31.75</dc:date>
    <meta:generator>LibreOffice/4.0.0.3$Windows_x86 LibreOffice_project/7545bee9c2a0782548772a21bc84a9dcc583b89</meta:generator>
    <meta:editing-duration>P0D</meta:editing-duration>
    <meta:editing-cycles>1</meta:editing-cycles>
    <meta:document-statistic meta:table-count="1" meta:cell-count="15004" meta:object-count="0"/>
  </office:meta>
</office:document-meta>
</file>